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23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integer-digits="1"/>
    </number:number-style>
    <number:number-style style:name="N10061" number:language="en" number:country="US">
      <number:scientific-number number:decimal-places="2" number:min-integer-digits="1" number:min-exponent-digits="2"/>
    </number:number-style>
    <style:style style:name="ce1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00"/>
    <style:style style:name="ce3" style:family="table-cell" style:parent-style-name="Default" style:data-style-name="N10000"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12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120"/>
    <style:style style:name="ce8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 style:data-style-name="N10122"/>
    <style:style style:name="ce10" style:family="table-cell" style:parent-style-name="Default" style:data-style-name="N1000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12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 style:data-style-name="N10061"/>
    <style:style style:name="ce13" style:family="table-cell" style:parent-style-name="Default" style:data-style-name="N10120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002"/>
    <style:style style:name="ce15" style:family="table-cell" style:parent-style-name="Default" style:data-style-name="N1012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123"/>
    <style:style style:name="ce17" style:family="table-cell" style:parent-style-name="Default" style:data-style-name="N10123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orus" table:style-name="ta1">
        <table:table-column table:style-name="co1" table:default-cell-style-name="Default"/>
        <table:table-column table:style-name="co2" table:default-cell-style-name="ce7"/>
        <table:table-column table:style-name="co1" table:default-cell-style-name="Default"/>
        <table:table-column table:style-name="co2" table:default-cell-style-name="ce7"/>
        <table:table-column table:style-name="co1" table:default-cell-style-name="Default"/>
        <table:table-column table:style-name="co2" table:default-cell-style-name="ce7"/>
        <table:table-column table:style-name="co1" table:default-cell-style-name="Default"/>
        <table:table-column table:style-name="co2" table:default-cell-style-name="ce7"/>
        <table:table-column table:style-name="co1" table:number-columns-repeated="4" table:default-cell-style-name="Default"/>
        <table:table-row table:style-name="ro1">
          <table:table-cell table:style-name="ce1"/>
          <table:table-cell table:style-name="ce6" office:value-type="string" calcext:value-type="string" table:number-columns-spanned="4" table:number-rows-spanned="1">
            <text:p>Gauss-Bonnet</text:p>
          </table:table-cell>
          <table:covered-table-cell table:style-name="ce10"/>
          <table:covered-table-cell table:style-name="ce6"/>
          <table:covered-table-cell table:style-name="ce10"/>
          <table:table-cell table:style-name="ce6" office:value-type="string" calcext:value-type="string" table:number-columns-spanned="4" table:number-rows-spanned="1">
            <text:p>Laplace(X)</text:p>
          </table:table-cell>
          <table:covered-table-cell table:style-name="ce10"/>
          <table:covered-table-cell table:style-name="ce6"/>
          <table:covered-table-cell table:style-name="ce10"/>
          <table:table-cell table:style-name="ce1"/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6" office:value-type="string" calcext:value-type="string">
            <text:p>Err2K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MaxK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2H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MaxH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 table:style-name="ce5"/>
        </table:table-row>
        <table:table-row table:style-name="ro2">
          <table:table-cell table:style-name="ce2" office:value-type="float" office:value="0.263248" calcext:value-type="float">
            <text:p>0.263248</text:p>
          </table:table-cell>
          <table:table-cell office:value-type="float" office:value="0.0074421" calcext:value-type="float">
            <text:p>7.44210E-03</text:p>
          </table:table-cell>
          <table:table-cell table:style-name="ce2"/>
          <table:table-cell office:value-type="float" office:value="0.011257" calcext:value-type="float">
            <text:p>1.12570E-02</text:p>
          </table:table-cell>
          <table:table-cell table:style-name="ce2"/>
          <table:table-cell office:value-type="float" office:value="0.00228385" calcext:value-type="float">
            <text:p>2.28385E-03</text:p>
          </table:table-cell>
          <table:table-cell table:style-name="ce2"/>
          <table:table-cell office:value-type="float" office:value="0.00467504" calcext:value-type="float">
            <text:p>4.67504E-03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number-columns-repeated="2"/>
        </table:table-row>
        <table:table-row table:style-name="ro2">
          <table:table-cell table:style-name="ce2" office:value-type="float" office:value="0.214754" calcext:value-type="float">
            <text:p>0.214754</text:p>
          </table:table-cell>
          <table:table-cell office:value-type="float" office:value="0.00512052" calcext:value-type="float">
            <text:p>5.12052E-03</text:p>
          </table:table-cell>
          <table:table-cell table:style-name="ce2" table:formula="of:=LOG([.B3]/[.B4])/LOG([.$A3]/[.$A4])" office:value-type="float" office:value="1.836399254351" calcext:value-type="float">
            <text:p>1.8363992544</text:p>
          </table:table-cell>
          <table:table-cell office:value-type="float" office:value="0.00797924" calcext:value-type="float">
            <text:p>7.97924E-03</text:p>
          </table:table-cell>
          <table:table-cell table:style-name="ce2" table:formula="of:=LOG([.D3]/[.D4])/LOG([.$A3]/[.$A4])" office:value-type="float" office:value="1.69028142419576" calcext:value-type="float">
            <text:p>1.6902814242</text:p>
          </table:table-cell>
          <table:table-cell office:value-type="float" office:value="0.00165668" calcext:value-type="float">
            <text:p>1.65668E-03</text:p>
          </table:table-cell>
          <table:table-cell table:style-name="ce2" table:formula="of:=LOG([.F3]/[.F4])/LOG([.$A3]/[.$A4])" office:value-type="float" office:value="1.57682567324839" calcext:value-type="float">
            <text:p>1.5768256732</text:p>
          </table:table-cell>
          <table:table-cell office:value-type="float" office:value="0.00360609" calcext:value-type="float">
            <text:p>3.60609E-03</text:p>
          </table:table-cell>
          <table:table-cell table:style-name="ce2" table:formula="of:=LOG([.H3]/[.H4])/LOG([.$A3]/[.$A4])" office:value-type="float" office:value="1.27509500584889" calcext:value-type="float">
            <text:p>1.2750950058</text:p>
          </table:table-cell>
          <table:table-cell table:style-name="ce2" office:value-type="string" calcext:value-type="string">
            <text:p>2k</text:p>
          </table:table-cell>
          <table:table-cell table:number-columns-repeated="2"/>
        </table:table-row>
        <table:table-row table:style-name="ro2">
          <table:table-cell table:style-name="ce2" office:value-type="float" office:value="0.138422" calcext:value-type="float">
            <text:p>0.138422</text:p>
          </table:table-cell>
          <table:table-cell office:value-type="float" office:value="0.0022492" calcext:value-type="float">
            <text:p>2.24920E-03</text:p>
          </table:table-cell>
          <table:table-cell table:style-name="ce2" table:formula="of:=LOG([.B4]/[.B5])/LOG([.$A4]/[.$A5])" office:value-type="float" office:value="1.8731950246673" calcext:value-type="float">
            <text:p>1.8731950247</text:p>
          </table:table-cell>
          <table:table-cell office:value-type="float" office:value="0.00364177" calcext:value-type="float">
            <text:p>3.64177E-03</text:p>
          </table:table-cell>
          <table:table-cell table:style-name="ce2" table:formula="of:=LOG([.D4]/[.D5])/LOG([.$A4]/[.$A5])" office:value-type="float" office:value="1.78596993063271" calcext:value-type="float">
            <text:p>1.7859699306</text:p>
          </table:table-cell>
          <table:table-cell office:value-type="float" office:value="0.000799274" calcext:value-type="float">
            <text:p>7.99274E-04</text:p>
          </table:table-cell>
          <table:table-cell table:style-name="ce2" table:formula="of:=LOG([.F4]/[.F5])/LOG([.$A4]/[.$A5])" office:value-type="float" office:value="1.65958554290632" calcext:value-type="float">
            <text:p>1.6595855429</text:p>
          </table:table-cell>
          <table:table-cell office:value-type="float" office:value="0.00185457" calcext:value-type="float">
            <text:p>1.85457E-03</text:p>
          </table:table-cell>
          <table:table-cell table:style-name="ce2" table:formula="of:=LOG([.H4]/[.H5])/LOG([.$A4]/[.$A5])" office:value-type="float" office:value="1.51409863126235" calcext:value-type="float">
            <text:p>1.5140986313</text:p>
          </table:table-cell>
          <table:table-cell table:style-name="ce2" office:value-type="string" calcext:value-type="string">
            <text:p>5k</text:p>
          </table:table-cell>
          <table:table-cell table:number-columns-repeated="2"/>
        </table:table-row>
        <table:table-row table:style-name="ro2">
          <table:table-cell table:style-name="ce2" office:value-type="float" office:value="0.0940568" calcext:value-type="float">
            <text:p>0.0940568</text:p>
          </table:table-cell>
          <table:table-cell office:value-type="float" office:value="0.00107505" calcext:value-type="float">
            <text:p>1.07505E-03</text:p>
          </table:table-cell>
          <table:table-cell table:style-name="ce2" table:formula="of:=LOG([.B5]/[.B6])/LOG([.$A5]/[.$A6])" office:value-type="float" office:value="1.91043448226819" calcext:value-type="float">
            <text:p>1.9104344823</text:p>
          </table:table-cell>
          <table:table-cell office:value-type="float" office:value="0.00178136" calcext:value-type="float">
            <text:p>1.78136E-03</text:p>
          </table:table-cell>
          <table:table-cell table:style-name="ce2" table:formula="of:=LOG([.D5]/[.D6])/LOG([.$A5]/[.$A6])" office:value-type="float" office:value="1.85061504904695" calcext:value-type="float">
            <text:p>1.850615049</text:p>
          </table:table-cell>
          <table:table-cell office:value-type="float" office:value="0.000403593" calcext:value-type="float">
            <text:p>4.03593E-04</text:p>
          </table:table-cell>
          <table:table-cell table:style-name="ce2" table:formula="of:=LOG([.F5]/[.F6])/LOG([.$A5]/[.$A6])" office:value-type="float" office:value="1.7683294147975" calcext:value-type="float">
            <text:p>1.7683294148</text:p>
          </table:table-cell>
          <table:table-cell office:value-type="float" office:value="0.000965446" calcext:value-type="float">
            <text:p>9.65446E-04</text:p>
          </table:table-cell>
          <table:table-cell table:style-name="ce2" table:formula="of:=LOG([.H5]/[.H6])/LOG([.$A5]/[.$A6])" office:value-type="float" office:value="1.68945193539072" calcext:value-type="float">
            <text:p>1.6894519354</text:p>
          </table:table-cell>
          <table:table-cell table:style-name="ce2" office:value-type="string" calcext:value-type="string">
            <text:p>10k</text:p>
          </table:table-cell>
          <table:table-cell table:number-columns-repeated="2"/>
        </table:table-row>
        <table:table-row table:style-name="ro2">
          <table:table-cell table:style-name="ce2" office:value-type="float" office:value="0.0603108" calcext:value-type="float">
            <text:p>0.0603108</text:p>
          </table:table-cell>
          <table:table-cell office:value-type="float" office:value="0.00047009" calcext:value-type="float">
            <text:p>4.70090E-04</text:p>
          </table:table-cell>
          <table:table-cell table:style-name="ce2" table:formula="of:=LOG([.B6]/[.B7])/LOG([.$A6]/[.$A7])" office:value-type="float" office:value="1.86143395594207" calcext:value-type="float">
            <text:p>1.8614339559</text:p>
          </table:table-cell>
          <table:table-cell office:value-type="float" office:value="0.00100995" calcext:value-type="float">
            <text:p>1.00995E-03</text:p>
          </table:table-cell>
          <table:table-cell table:style-name="ce2" table:formula="of:=LOG([.D6]/[.D7])/LOG([.$A6]/[.$A7])" office:value-type="float" office:value="1.27698480443656" calcext:value-type="float">
            <text:p>1.2769848044</text:p>
          </table:table-cell>
          <table:table-cell office:value-type="float" office:value="0.000178846" calcext:value-type="float">
            <text:p>1.78846E-04</text:p>
          </table:table-cell>
          <table:table-cell table:style-name="ce2" table:formula="of:=LOG([.F6]/[.F7])/LOG([.$A6]/[.$A7])" office:value-type="float" office:value="1.83146813464412" calcext:value-type="float">
            <text:p>1.8314681346</text:p>
          </table:table-cell>
          <table:table-cell office:value-type="float" office:value="0.000493851" calcext:value-type="float">
            <text:p>4.93851E-04</text:p>
          </table:table-cell>
          <table:table-cell table:style-name="ce2" table:formula="of:=LOG([.H6]/[.H7])/LOG([.$A6]/[.$A7])" office:value-type="float" office:value="1.50849443942829" calcext:value-type="float">
            <text:p>1.5084944394</text:p>
          </table:table-cell>
          <table:table-cell table:style-name="ce2" office:value-type="string" calcext:value-type="string">
            <text:p>25k</text:p>
          </table:table-cell>
          <table:table-cell table:number-columns-repeated="2"/>
        </table:table-row>
        <table:table-row table:style-name="ro2">
          <table:table-cell table:style-name="ce2" office:value-type="float" office:value="0.0427842" calcext:value-type="float">
            <text:p>0.0427842</text:p>
          </table:table-cell>
          <table:table-cell office:value-type="float" office:value="0.000248261" calcext:value-type="float">
            <text:p>2.48261E-04</text:p>
          </table:table-cell>
          <table:table-cell table:style-name="ce2" table:formula="of:=LOG([.B7]/[.B8])/LOG([.$A7]/[.$A8])" office:value-type="float" office:value="1.85949567738724" calcext:value-type="float">
            <text:p>1.8594956774</text:p>
          </table:table-cell>
          <table:table-cell office:value-type="float" office:value="0.000600032" calcext:value-type="float">
            <text:p>6.00032E-04</text:p>
          </table:table-cell>
          <table:table-cell table:style-name="ce2" table:formula="of:=LOG([.D7]/[.D8])/LOG([.$A7]/[.$A8])" office:value-type="float" office:value="1.51648396171383" calcext:value-type="float">
            <text:p>1.5164839617</text:p>
          </table:table-cell>
          <table:table-cell office:value-type="float" office:value="0.0000938298" calcext:value-type="float">
            <text:p>9.38298E-05</text:p>
          </table:table-cell>
          <table:table-cell table:style-name="ce2" table:formula="of:=LOG([.F7]/[.F8])/LOG([.$A7]/[.$A8])" office:value-type="float" office:value="1.87871569082737" calcext:value-type="float">
            <text:p>1.8787156908</text:p>
          </table:table-cell>
          <table:table-cell office:value-type="float" office:value="0.00027763" calcext:value-type="float">
            <text:p>2.77630E-04</text:p>
          </table:table-cell>
          <table:table-cell table:style-name="ce2" table:formula="of:=LOG([.H7]/[.H8])/LOG([.$A7]/[.$A8])" office:value-type="float" office:value="1.67746453734625" calcext:value-type="float">
            <text:p>1.6774645373</text:p>
          </table:table-cell>
          <table:table-cell table:style-name="ce2" office:value-type="string" calcext:value-type="string">
            <text:p>50k</text:p>
          </table:table-cell>
          <table:table-cell table:number-columns-repeated="2"/>
        </table:table-row>
        <table:table-row table:style-name="ro2">
          <table:table-cell table:style-name="ce2" office:value-type="float" office:value="0.0297978" calcext:value-type="float">
            <text:p>0.0297978</text:p>
          </table:table-cell>
          <table:table-cell office:value-type="float" office:value="0.000130007" calcext:value-type="float">
            <text:p>1.30007E-04</text:p>
          </table:table-cell>
          <table:table-cell table:style-name="ce2" table:formula="of:=LOG([.B8]/[.B9])/LOG([.$A8]/[.$A9])" office:value-type="float" office:value="1.78830787842928" calcext:value-type="float">
            <text:p>1.7883078784</text:p>
          </table:table-cell>
          <table:table-cell office:value-type="float" office:value="0.000422122" calcext:value-type="float">
            <text:p>4.22122E-04</text:p>
          </table:table-cell>
          <table:table-cell table:style-name="ce2" table:formula="of:=LOG([.D8]/[.D9])/LOG([.$A8]/[.$A9])" office:value-type="float" office:value="0.972229079081252" calcext:value-type="float">
            <text:p>0.9722290791</text:p>
          </table:table-cell>
          <table:table-cell office:value-type="float" office:value="0.0000473737" calcext:value-type="float">
            <text:p>4.73737E-05</text:p>
          </table:table-cell>
          <table:table-cell table:style-name="ce2" table:formula="of:=LOG([.F8]/[.F9])/LOG([.$A8]/[.$A9])" office:value-type="float" office:value="1.88927414676597" calcext:value-type="float">
            <text:p>1.8892741468</text:p>
          </table:table-cell>
          <table:table-cell office:value-type="float" office:value="0.000168828" calcext:value-type="float">
            <text:p>1.68828E-04</text:p>
          </table:table-cell>
          <table:table-cell table:style-name="ce2" table:formula="of:=LOG([.H8]/[.H9])/LOG([.$A8]/[.$A9])" office:value-type="float" office:value="1.37506681741839" calcext:value-type="float">
            <text:p>1.3750668174</text:p>
          </table:table-cell>
          <table:table-cell table:style-name="ce2" office:value-type="string" calcext:value-type="string">
            <text:p>100k</text:p>
          </table:table-cell>
          <table:table-cell table:number-columns-repeated="2"/>
        </table:table-row>
        <table:table-row table:style-name="ro2">
          <table:table-cell table:style-name="ce2" office:value-type="float" office:value="0.0188374" calcext:value-type="float">
            <text:p>0.0188374</text:p>
          </table:table-cell>
          <table:table-cell office:value-type="float" office:value="0.0000625571" calcext:value-type="float">
            <text:p>6.25571E-05</text:p>
          </table:table-cell>
          <table:table-cell table:style-name="ce2" table:formula="of:=LOG([.B9]/[.B10])/LOG([.$A9]/[.$A10])" office:value-type="float" office:value="1.5951243183672" calcext:value-type="float">
            <text:p>1.5951243184</text:p>
          </table:table-cell>
          <table:table-cell office:value-type="float" office:value="0.000330561" calcext:value-type="float">
            <text:p>3.30561E-04</text:p>
          </table:table-cell>
          <table:table-cell table:style-name="ce2" table:formula="of:=LOG([.D9]/[.D10])/LOG([.$A9]/[.$A10])" office:value-type="float" office:value="0.533162509988013" calcext:value-type="float">
            <text:p>0.53316251</text:p>
          </table:table-cell>
          <table:table-cell office:value-type="float" office:value="0.000020265" calcext:value-type="float">
            <text:p>2.02650E-05</text:p>
          </table:table-cell>
          <table:table-cell table:style-name="ce2" table:formula="of:=LOG([.F9]/[.F10])/LOG([.$A9]/[.$A10])" office:value-type="float" office:value="1.85170062247889" calcext:value-type="float">
            <text:p>1.8517006225</text:p>
          </table:table-cell>
          <table:table-cell office:value-type="float" office:value="0.000112425" calcext:value-type="float">
            <text:p>1.12425E-04</text:p>
          </table:table-cell>
          <table:table-cell table:style-name="ce2" table:formula="of:=LOG([.H9]/[.H10])/LOG([.$A9]/[.$A10])" office:value-type="float" office:value="0.88661732213914" calcext:value-type="float">
            <text:p>0.8866173221</text:p>
          </table:table-cell>
          <table:table-cell table:style-name="ce2" office:value-type="string" calcext:value-type="string">
            <text:p>250k</text:p>
          </table:table-cell>
          <table:table-cell table:number-columns-repeated="2"/>
        </table:table-row>
        <table:table-row table:style-name="ro2" table:number-rows-repeated="2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Weingarten:</text:p>
          </table:table-cell>
          <table:table-cell table:style-name="ce6" office:value-type="string" calcext:value-type="string" table:number-columns-spanned="4" table:number-rows-spanned="1">
            <text:p>k1 * k2</text:p>
          </table:table-cell>
          <table:covered-table-cell table:style-name="ce10"/>
          <table:covered-table-cell table:style-name="ce13"/>
          <table:covered-table-cell table:style-name="ce10"/>
          <table:table-cell table:style-name="ce6" office:value-type="string" calcext:value-type="string" table:number-columns-spanned="4" table:number-rows-spanned="1">
            <text:p>0.5 * (k1 + k2)</text:p>
          </table:table-cell>
          <table:covered-table-cell table:style-name="ce10"/>
          <table:covered-table-cell table:style-name="ce13"/>
          <table:covered-table-cell table:style-name="ce10"/>
          <table:table-cell table:style-name="ce10"/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6" office:value-type="string" calcext:value-type="string">
            <text:p>Err2K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MaxK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2H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MaxH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 table:style-name="ce5"/>
        </table:table-row>
        <table:table-row table:style-name="ro2">
          <table:table-cell table:style-name="ce2" office:value-type="float" office:value="0.263248" calcext:value-type="float">
            <text:p>0.263248</text:p>
          </table:table-cell>
          <table:table-cell office:value-type="float" office:value="0.0600992" calcext:value-type="float">
            <text:p>6.00992E-02</text:p>
          </table:table-cell>
          <table:table-cell table:style-name="ce2"/>
          <table:table-cell office:value-type="float" office:value="0.120032" calcext:value-type="float">
            <text:p>1.20032E-01</text:p>
          </table:table-cell>
          <table:table-cell table:style-name="ce2"/>
          <table:table-cell office:value-type="float" office:value="0.0268038" calcext:value-type="float">
            <text:p>2.68038E-02</text:p>
          </table:table-cell>
          <table:table-cell table:style-name="ce2"/>
          <table:table-cell office:value-type="float" office:value="0.0377115" calcext:value-type="float">
            <text:p>3.77115E-02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number-columns-repeated="2"/>
        </table:table-row>
        <table:table-row table:style-name="ro2">
          <table:table-cell table:style-name="ce2" office:value-type="float" office:value="0.214754" calcext:value-type="float">
            <text:p>0.214754</text:p>
          </table:table-cell>
          <table:table-cell office:value-type="float" office:value="0.0406086" calcext:value-type="float">
            <text:p>4.06086E-02</text:p>
          </table:table-cell>
          <table:table-cell table:style-name="ce2" table:formula="of:=LOG([.B15]/[.B16])/LOG([.$A15]/[.$A16])" office:value-type="float" office:value="1.92539381803985" calcext:value-type="float">
            <text:p>1.925393818</text:p>
          </table:table-cell>
          <table:table-cell office:value-type="float" office:value="0.0815485" calcext:value-type="float">
            <text:p>8.15485E-02</text:p>
          </table:table-cell>
          <table:table-cell table:style-name="ce2" table:formula="of:=LOG([.D15]/[.D16])/LOG([.$A15]/[.$A16])" office:value-type="float" office:value="1.89859551439327" calcext:value-type="float">
            <text:p>1.8985955144</text:p>
          </table:table-cell>
          <table:table-cell office:value-type="float" office:value="0.0186958" calcext:value-type="float">
            <text:p>1.86958E-02</text:p>
          </table:table-cell>
          <table:table-cell table:style-name="ce2" table:formula="of:=LOG([.F15]/[.F16])/LOG([.$A15]/[.$A16])" office:value-type="float" office:value="1.76934583521205" calcext:value-type="float">
            <text:p>1.7693458352</text:p>
          </table:table-cell>
          <table:table-cell office:value-type="float" office:value="0.0274883" calcext:value-type="float">
            <text:p>2.74883E-02</text:p>
          </table:table-cell>
          <table:table-cell table:style-name="ce2" table:formula="of:=LOG([.H15]/[.H16])/LOG([.$A15]/[.$A16])" office:value-type="float" office:value="1.55304223767711" calcext:value-type="float">
            <text:p>1.5530422377</text:p>
          </table:table-cell>
          <table:table-cell table:style-name="ce2" office:value-type="string" calcext:value-type="string">
            <text:p>2k</text:p>
          </table:table-cell>
          <table:table-cell table:number-columns-repeated="2"/>
        </table:table-row>
        <table:table-row table:style-name="ro2">
          <table:table-cell table:style-name="ce2" office:value-type="float" office:value="0.138422" calcext:value-type="float">
            <text:p>0.138422</text:p>
          </table:table-cell>
          <table:table-cell office:value-type="float" office:value="0.0177129" calcext:value-type="float">
            <text:p>1.77129E-02</text:p>
          </table:table-cell>
          <table:table-cell table:style-name="ce2" table:formula="of:=LOG([.B16]/[.B17])/LOG([.$A16]/[.$A17])" office:value-type="float" office:value="1.8891456174772" calcext:value-type="float">
            <text:p>1.8891456175</text:p>
          </table:table-cell>
          <table:table-cell office:value-type="float" office:value="0.0385582" calcext:value-type="float">
            <text:p>3.85582E-02</text:p>
          </table:table-cell>
          <table:table-cell table:style-name="ce2" table:formula="of:=LOG([.D16]/[.D17])/LOG([.$A16]/[.$A17])" office:value-type="float" office:value="1.70549337020557" calcext:value-type="float">
            <text:p>1.7054933702</text:p>
          </table:table-cell>
          <table:table-cell office:value-type="float" office:value="0.0083341" calcext:value-type="float">
            <text:p>8.33410E-03</text:p>
          </table:table-cell>
          <table:table-cell table:style-name="ce2" table:formula="of:=LOG([.F16]/[.F17])/LOG([.$A16]/[.$A17])" office:value-type="float" office:value="1.83963743263364" calcext:value-type="float">
            <text:p>1.8396374326</text:p>
          </table:table-cell>
          <table:table-cell office:value-type="float" office:value="0.0122584" calcext:value-type="float">
            <text:p>1.22584E-02</text:p>
          </table:table-cell>
          <table:table-cell table:style-name="ce2" table:formula="of:=LOG([.H16]/[.H17])/LOG([.$A16]/[.$A17])" office:value-type="float" office:value="1.83873958014058" calcext:value-type="float">
            <text:p>1.8387395801</text:p>
          </table:table-cell>
          <table:table-cell table:style-name="ce2" office:value-type="string" calcext:value-type="string">
            <text:p>5k</text:p>
          </table:table-cell>
          <table:table-cell table:number-columns-repeated="2"/>
        </table:table-row>
        <table:table-row table:style-name="ro2">
          <table:table-cell table:style-name="ce2" office:value-type="float" office:value="0.0940568" calcext:value-type="float">
            <text:p>0.0940568</text:p>
          </table:table-cell>
          <table:table-cell office:value-type="float" office:value="0.00865477" calcext:value-type="float">
            <text:p>8.65477E-03</text:p>
          </table:table-cell>
          <table:table-cell table:style-name="ce2" table:formula="of:=LOG([.B17]/[.B18])/LOG([.$A17]/[.$A18])" office:value-type="float" office:value="1.85343554856887" calcext:value-type="float">
            <text:p>1.8534355486</text:p>
          </table:table-cell>
          <table:table-cell office:value-type="float" office:value="0.0176576" calcext:value-type="float">
            <text:p>1.76576E-02</text:p>
          </table:table-cell>
          <table:table-cell table:style-name="ce2" table:formula="of:=LOG([.D17]/[.D18])/LOG([.$A17]/[.$A18])" office:value-type="float" office:value="2.02118545609382" calcext:value-type="float">
            <text:p>2.0211854561</text:p>
          </table:table-cell>
          <table:table-cell office:value-type="float" office:value="0.00406833" calcext:value-type="float">
            <text:p>4.06833E-03</text:p>
          </table:table-cell>
          <table:table-cell table:style-name="ce2" table:formula="of:=LOG([.F17]/[.F18])/LOG([.$A17]/[.$A18])" office:value-type="float" office:value="1.85586914765779" calcext:value-type="float">
            <text:p>1.8558691477</text:p>
          </table:table-cell>
          <table:table-cell office:value-type="float" office:value="0.00767575" calcext:value-type="float">
            <text:p>7.67575E-03</text:p>
          </table:table-cell>
          <table:table-cell table:style-name="ce2" table:formula="of:=LOG([.H17]/[.H18])/LOG([.$A17]/[.$A18])" office:value-type="float" office:value="1.21153093147917" calcext:value-type="float">
            <text:p>1.2115309315</text:p>
          </table:table-cell>
          <table:table-cell table:style-name="ce2" office:value-type="string" calcext:value-type="string">
            <text:p>10k</text:p>
          </table:table-cell>
          <table:table-cell table:number-columns-repeated="2"/>
        </table:table-row>
        <table:table-row table:style-name="ro2">
          <table:table-cell table:style-name="ce2" office:value-type="float" office:value="0.0603108" calcext:value-type="float">
            <text:p>0.0603108</text:p>
          </table:table-cell>
          <table:table-cell office:value-type="float" office:value="0.00412595" calcext:value-type="float">
            <text:p>4.12595E-03</text:p>
          </table:table-cell>
          <table:table-cell table:style-name="ce2" table:formula="of:=LOG([.B18]/[.B19])/LOG([.$A18]/[.$A19])" office:value-type="float" office:value="1.66704519396394" calcext:value-type="float">
            <text:p>1.667045194</text:p>
          </table:table-cell>
          <table:table-cell office:value-type="float" office:value="0.014373" calcext:value-type="float">
            <text:p>1.43730E-02</text:p>
          </table:table-cell>
          <table:table-cell table:style-name="ce2" table:formula="of:=LOG([.D18]/[.D19])/LOG([.$A18]/[.$A19])" office:value-type="float" office:value="0.46314255818013" calcext:value-type="float">
            <text:p>0.4631425582</text:p>
          </table:table-cell>
          <table:table-cell office:value-type="float" office:value="0.00214116" calcext:value-type="float">
            <text:p>2.14116E-03</text:p>
          </table:table-cell>
          <table:table-cell table:style-name="ce2" table:formula="of:=LOG([.F18]/[.F19])/LOG([.$A18]/[.$A19])" office:value-type="float" office:value="1.44442546708693" calcext:value-type="float">
            <text:p>1.4444254671</text:p>
          </table:table-cell>
          <table:table-cell office:value-type="float" office:value="0.00890489" calcext:value-type="float">
            <text:p>8.90489E-03</text:p>
          </table:table-cell>
          <table:table-cell table:style-name="ce2" table:formula="of:=LOG([.H18]/[.H19])/LOG([.$A18]/[.$A19])" office:value-type="float" office:value="-0.334245452511943" calcext:value-type="float">
            <text:p>-0.3342454525</text:p>
          </table:table-cell>
          <table:table-cell table:style-name="ce2" office:value-type="string" calcext:value-type="string">
            <text:p>25k</text:p>
          </table:table-cell>
          <table:table-cell table:number-columns-repeated="2"/>
        </table:table-row>
        <table:table-row table:style-name="ro2">
          <table:table-cell table:style-name="ce2" office:value-type="float" office:value="0.0427842" calcext:value-type="float">
            <text:p>0.0427842</text:p>
          </table:table-cell>
          <table:table-cell office:value-type="float" office:value="0.0027875" calcext:value-type="float">
            <text:p>2.78750E-03</text:p>
          </table:table-cell>
          <table:table-cell table:style-name="ce2" table:formula="of:=LOG([.B19]/[.B20])/LOG([.$A19]/[.$A20])" office:value-type="float" office:value="1.14215795878407" calcext:value-type="float">
            <text:p>1.1421579588</text:p>
          </table:table-cell>
          <table:table-cell office:value-type="float" office:value="0.0100882" calcext:value-type="float">
            <text:p>1.00882E-02</text:p>
          </table:table-cell>
          <table:table-cell table:style-name="ce2" table:formula="of:=LOG([.D19]/[.D20])/LOG([.$A19]/[.$A20])" office:value-type="float" office:value="1.0309973616196" calcext:value-type="float">
            <text:p>1.0309973616</text:p>
          </table:table-cell>
          <table:table-cell office:value-type="float" office:value="0.00201619" calcext:value-type="float">
            <text:p>2.01619E-03</text:p>
          </table:table-cell>
          <table:table-cell table:style-name="ce2" table:formula="of:=LOG([.F19]/[.F20])/LOG([.$A19]/[.$A20])" office:value-type="float" office:value="0.175155066934984" calcext:value-type="float">
            <text:p>0.1751550669</text:p>
          </table:table-cell>
          <table:table-cell office:value-type="float" office:value="0.00635418" calcext:value-type="float">
            <text:p>6.35418E-03</text:p>
          </table:table-cell>
          <table:table-cell table:style-name="ce2" table:formula="of:=LOG([.H19]/[.H20])/LOG([.$A19]/[.$A20])" office:value-type="float" office:value="0.982948164731642" calcext:value-type="float">
            <text:p>0.9829481647</text:p>
          </table:table-cell>
          <table:table-cell table:style-name="ce2" office:value-type="string" calcext:value-type="string">
            <text:p>50k</text:p>
          </table:table-cell>
          <table:table-cell table:number-columns-repeated="2"/>
        </table:table-row>
        <table:table-row table:style-name="ro2">
          <table:table-cell table:style-name="ce2" office:value-type="float" office:value="0.0297978" calcext:value-type="float">
            <text:p>0.0297978</text:p>
          </table:table-cell>
          <table:table-cell office:value-type="float" office:value="0.00218022" calcext:value-type="float">
            <text:p>2.18022E-03</text:p>
          </table:table-cell>
          <table:table-cell table:style-name="ce2" table:formula="of:=LOG([.B20]/[.B21])/LOG([.$A20]/[.$A21])" office:value-type="float" office:value="0.679281286483654" calcext:value-type="float">
            <text:p>0.6792812865</text:p>
          </table:table-cell>
          <table:table-cell office:value-type="float" office:value="0.00968054" calcext:value-type="float">
            <text:p>9.68054E-03</text:p>
          </table:table-cell>
          <table:table-cell table:style-name="ce2" table:formula="of:=LOG([.D20]/[.D21])/LOG([.$A20]/[.$A21])" office:value-type="float" office:value="0.11403048583921" calcext:value-type="float">
            <text:p>0.1140304858</text:p>
          </table:table-cell>
          <table:table-cell office:value-type="float" office:value="0.00181599" calcext:value-type="float">
            <text:p>1.81599E-03</text:p>
          </table:table-cell>
          <table:table-cell table:style-name="ce2" table:formula="of:=LOG([.F20]/[.F21])/LOG([.$A20]/[.$A21])" office:value-type="float" office:value="0.289103950813395" calcext:value-type="float">
            <text:p>0.2891039508</text:p>
          </table:table-cell>
          <table:table-cell office:value-type="float" office:value="0.00607699" calcext:value-type="float">
            <text:p>6.07699E-03</text:p>
          </table:table-cell>
          <table:table-cell table:style-name="ce2" table:formula="of:=LOG([.H20]/[.H21])/LOG([.$A20]/[.$A21])" office:value-type="float" office:value="0.123304190917193" calcext:value-type="float">
            <text:p>0.1233041909</text:p>
          </table:table-cell>
          <table:table-cell table:style-name="ce2" office:value-type="string" calcext:value-type="string">
            <text:p>100k</text:p>
          </table:table-cell>
          <table:table-cell table:number-columns-repeated="2"/>
        </table:table-row>
        <table:table-row table:style-name="ro2">
          <table:table-cell table:style-name="ce2" office:value-type="float" office:value="0.0188374" calcext:value-type="float">
            <text:p>0.0188374</text:p>
          </table:table-cell>
          <table:table-cell office:value-type="float" office:value="0.00160895" calcext:value-type="float">
            <text:p>1.60895E-03</text:p>
          </table:table-cell>
          <table:table-cell table:style-name="ce2" table:formula="of:=LOG([.B21]/[.B22])/LOG([.$A21]/[.$A22])" office:value-type="float" office:value="0.662560874603664" calcext:value-type="float">
            <text:p>0.6625608746</text:p>
          </table:table-cell>
          <table:table-cell office:value-type="float" office:value="0.0107242" calcext:value-type="float">
            <text:p>1.07242E-02</text:p>
          </table:table-cell>
          <table:table-cell table:style-name="ce2" table:formula="of:=LOG([.D21]/[.D22])/LOG([.$A21]/[.$A22])" office:value-type="float" office:value="-0.223260681461429" calcext:value-type="float">
            <text:p>-0.2232606815</text:p>
          </table:table-cell>
          <table:table-cell office:value-type="float" office:value="0.00129241" calcext:value-type="float">
            <text:p>1.29241E-03</text:p>
          </table:table-cell>
          <table:table-cell table:style-name="ce2" table:formula="of:=LOG([.F21]/[.F22])/LOG([.$A21]/[.$A22])" office:value-type="float" office:value="0.741668704570236" calcext:value-type="float">
            <text:p>0.7416687046</text:p>
          </table:table-cell>
          <table:table-cell office:value-type="float" office:value="0.00549763" calcext:value-type="float">
            <text:p>5.49763E-03</text:p>
          </table:table-cell>
          <table:table-cell table:style-name="ce2" table:formula="of:=LOG([.H21]/[.H22])/LOG([.$A21]/[.$A22])" office:value-type="float" office:value="0.218479141751749" calcext:value-type="float">
            <text:p>0.2184791418</text:p>
          </table:table-cell>
          <table:table-cell table:style-name="ce2" office:value-type="string" calcext:value-type="string">
            <text:p>250k</text:p>
          </table:table-cell>
          <table:table-cell table:number-columns-repeated="2"/>
        </table:table-row>
        <table:table-row table:style-name="ro2">
          <table:table-cell table:number-columns-repeated="12"/>
        </table:table-row>
        <table:table-row table:style-name="ro2" table:number-rows-repeated="2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conAvNormals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Weingarten:</text:p>
          </table:table-cell>
          <table:table-cell table:style-name="ce6" office:value-type="string" calcext:value-type="string" table:number-columns-spanned="4" table:number-rows-spanned="1">
            <text:p>k1 * k2</text:p>
          </table:table-cell>
          <table:covered-table-cell table:style-name="ce10"/>
          <table:covered-table-cell table:style-name="ce13"/>
          <table:covered-table-cell table:style-name="ce10"/>
          <table:table-cell table:style-name="ce6" office:value-type="string" calcext:value-type="string" table:number-columns-spanned="4" table:number-rows-spanned="1">
            <text:p>0.5 * (k1 + k2)</text:p>
          </table:table-cell>
          <table:covered-table-cell table:style-name="ce10"/>
          <table:covered-table-cell table:style-name="ce13"/>
          <table:covered-table-cell table:style-name="ce10"/>
          <table:table-cell table:style-name="ce10"/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6" office:value-type="string" calcext:value-type="string">
            <text:p>Err2K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MaxK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2H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MaxH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 table:style-name="ce5"/>
        </table:table-row>
        <table:table-row table:style-name="ro2">
          <table:table-cell table:style-name="ce2" office:value-type="float" office:value="0.263248" calcext:value-type="float">
            <text:p>0.263248</text:p>
          </table:table-cell>
          <table:table-cell office:value-type="float" office:value="0.0589887" calcext:value-type="float">
            <text:p>5.89887E-02</text:p>
          </table:table-cell>
          <table:table-cell table:style-name="ce2"/>
          <table:table-cell office:value-type="float" office:value="0.113059" calcext:value-type="float">
            <text:p>1.13059E-01</text:p>
          </table:table-cell>
          <table:table-cell table:style-name="ce2"/>
          <table:table-cell office:value-type="float" office:value="0.0248099" calcext:value-type="float">
            <text:p>2.48099E-02</text:p>
          </table:table-cell>
          <table:table-cell table:style-name="ce2"/>
          <table:table-cell office:value-type="float" office:value="0.0292189" calcext:value-type="float">
            <text:p>2.92189E-02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number-columns-repeated="2"/>
        </table:table-row>
        <table:table-row table:style-name="ro2">
          <table:table-cell table:style-name="ce2" office:value-type="float" office:value="0.214754" calcext:value-type="float">
            <text:p>0.214754</text:p>
          </table:table-cell>
          <table:table-cell office:value-type="float" office:value="0.0401822" calcext:value-type="float">
            <text:p>4.01822E-02</text:p>
          </table:table-cell>
          <table:table-cell table:style-name="ce2" table:formula="of:=LOG([.B29]/[.B30])/LOG([.$A29]/[.$A30])" office:value-type="float" office:value="1.88563575824272" calcext:value-type="float">
            <text:p>1.8856357582</text:p>
          </table:table-cell>
          <table:table-cell office:value-type="float" office:value="0.0777378" calcext:value-type="float">
            <text:p>7.77378E-02</text:p>
          </table:table-cell>
          <table:table-cell table:style-name="ce2" table:formula="of:=LOG([.D29]/[.D30])/LOG([.$A29]/[.$A30])" office:value-type="float" office:value="1.83969541838869" calcext:value-type="float">
            <text:p>1.8396954184</text:p>
          </table:table-cell>
          <table:table-cell office:value-type="float" office:value="0.0173329" calcext:value-type="float">
            <text:p>1.73329E-02</text:p>
          </table:table-cell>
          <table:table-cell table:style-name="ce2" table:formula="of:=LOG([.F29]/[.F30])/LOG([.$A29]/[.$A30])" office:value-type="float" office:value="1.76144600835362" calcext:value-type="float">
            <text:p>1.7614460084</text:p>
          </table:table-cell>
          <table:table-cell office:value-type="float" office:value="0.0211396" calcext:value-type="float">
            <text:p>2.11396E-02</text:p>
          </table:table-cell>
          <table:table-cell table:style-name="ce2" table:formula="of:=LOG([.H29]/[.H30])/LOG([.$A29]/[.$A30])" office:value-type="float" office:value="1.58969719761449" calcext:value-type="float">
            <text:p>1.5896971976</text:p>
          </table:table-cell>
          <table:table-cell table:style-name="ce2" office:value-type="string" calcext:value-type="string">
            <text:p>2k</text:p>
          </table:table-cell>
          <table:table-cell table:number-columns-repeated="2"/>
        </table:table-row>
        <table:table-row table:style-name="ro2">
          <table:table-cell table:style-name="ce2" office:value-type="float" office:value="0.138422" calcext:value-type="float">
            <text:p>0.138422</text:p>
          </table:table-cell>
          <table:table-cell office:value-type="float" office:value="0.0175346" calcext:value-type="float">
            <text:p>1.75346E-02</text:p>
          </table:table-cell>
          <table:table-cell table:style-name="ce2" table:formula="of:=LOG([.B30]/[.B31])/LOG([.$A30]/[.$A31])" office:value-type="float" office:value="1.88814686234405" calcext:value-type="float">
            <text:p>1.8881468623</text:p>
          </table:table-cell>
          <table:table-cell office:value-type="float" office:value="0.0362486" calcext:value-type="float">
            <text:p>3.62486E-02</text:p>
          </table:table-cell>
          <table:table-cell table:style-name="ce2" table:formula="of:=LOG([.D30]/[.D31])/LOG([.$A30]/[.$A31])" office:value-type="float" office:value="1.73716949909354" calcext:value-type="float">
            <text:p>1.7371694991</text:p>
          </table:table-cell>
          <table:table-cell office:value-type="float" office:value="0.00775109" calcext:value-type="float">
            <text:p>7.75109E-03</text:p>
          </table:table-cell>
          <table:table-cell table:style-name="ce2" table:formula="of:=LOG([.F30]/[.F31])/LOG([.$A30]/[.$A31])" office:value-type="float" office:value="1.83241858833932" calcext:value-type="float">
            <text:p>1.8324185883</text:p>
          </table:table-cell>
          <table:table-cell office:value-type="float" office:value="0.00944613" calcext:value-type="float">
            <text:p>9.44613E-03</text:p>
          </table:table-cell>
          <table:table-cell table:style-name="ce2" table:formula="of:=LOG([.H30]/[.H31])/LOG([.$A30]/[.$A31])" office:value-type="float" office:value="1.83417177186465" calcext:value-type="float">
            <text:p>1.8341717719</text:p>
          </table:table-cell>
          <table:table-cell table:style-name="ce2" office:value-type="string" calcext:value-type="string">
            <text:p>5k</text:p>
          </table:table-cell>
          <table:table-cell table:number-columns-repeated="2"/>
        </table:table-row>
        <table:table-row table:style-name="ro2">
          <table:table-cell table:style-name="ce2" office:value-type="float" office:value="0.0940568" calcext:value-type="float">
            <text:p>0.0940568</text:p>
          </table:table-cell>
          <table:table-cell office:value-type="float" office:value="0.0083894" calcext:value-type="float">
            <text:p>8.38940E-03</text:p>
          </table:table-cell>
          <table:table-cell table:style-name="ce2" table:formula="of:=LOG([.B31]/[.B32])/LOG([.$A31]/[.$A32])" office:value-type="float" office:value="1.90784561929563" calcext:value-type="float">
            <text:p>1.9078456193</text:p>
          </table:table-cell>
          <table:table-cell office:value-type="float" office:value="0.0170546" calcext:value-type="float">
            <text:p>1.70546E-02</text:p>
          </table:table-cell>
          <table:table-cell table:style-name="ce2" table:formula="of:=LOG([.D31]/[.D32])/LOG([.$A31]/[.$A32])" office:value-type="float" office:value="1.95125498024458" calcext:value-type="float">
            <text:p>1.9512549802</text:p>
          </table:table-cell>
          <table:table-cell office:value-type="float" office:value="0.00374999" calcext:value-type="float">
            <text:p>3.74999E-03</text:p>
          </table:table-cell>
          <table:table-cell table:style-name="ce2" table:formula="of:=LOG([.F31]/[.F32])/LOG([.$A31]/[.$A32])" office:value-type="float" office:value="1.87905025691916" calcext:value-type="float">
            <text:p>1.8790502569</text:p>
          </table:table-cell>
          <table:table-cell office:value-type="float" office:value="0.00572605" calcext:value-type="float">
            <text:p>5.72605E-03</text:p>
          </table:table-cell>
          <table:table-cell table:style-name="ce2" table:formula="of:=LOG([.H31]/[.H32])/LOG([.$A31]/[.$A32])" office:value-type="float" office:value="1.29546753744433" calcext:value-type="float">
            <text:p>1.2954675374</text:p>
          </table:table-cell>
          <table:table-cell table:style-name="ce2" office:value-type="string" calcext:value-type="string">
            <text:p>10k</text:p>
          </table:table-cell>
          <table:table-cell table:number-columns-repeated="2"/>
        </table:table-row>
        <table:table-row table:style-name="ro2">
          <table:table-cell table:style-name="ce2" office:value-type="float" office:value="0.0603108" calcext:value-type="float">
            <text:p>0.0603108</text:p>
          </table:table-cell>
          <table:table-cell office:value-type="float" office:value="0.00364332" calcext:value-type="float">
            <text:p>3.64332E-03</text:p>
          </table:table-cell>
          <table:table-cell table:style-name="ce2" table:formula="of:=LOG([.B32]/[.B33])/LOG([.$A32]/[.$A33])" office:value-type="float" office:value="1.87690550376706" calcext:value-type="float">
            <text:p>1.8769055038</text:p>
          </table:table-cell>
          <table:table-cell office:value-type="float" office:value="0.00749013" calcext:value-type="float">
            <text:p>7.49013E-03</text:p>
          </table:table-cell>
          <table:table-cell table:style-name="ce2" table:formula="of:=LOG([.D32]/[.D33])/LOG([.$A32]/[.$A33])" office:value-type="float" office:value="1.8516126275637" calcext:value-type="float">
            <text:p>1.8516126276</text:p>
          </table:table-cell>
          <table:table-cell office:value-type="float" office:value="0.00177822" calcext:value-type="float">
            <text:p>1.77822E-03</text:p>
          </table:table-cell>
          <table:table-cell table:style-name="ce2" table:formula="of:=LOG([.F32]/[.F33])/LOG([.$A32]/[.$A33])" office:value-type="float" office:value="1.67903020625559" calcext:value-type="float">
            <text:p>1.6790302063</text:p>
          </table:table-cell>
          <table:table-cell office:value-type="float" office:value="0.00585822" calcext:value-type="float">
            <text:p>5.85822E-03</text:p>
          </table:table-cell>
          <table:table-cell table:style-name="ce2" table:formula="of:=LOG([.H32]/[.H33])/LOG([.$A32]/[.$A33])" office:value-type="float" office:value="-0.0513512555518303" calcext:value-type="float">
            <text:p>-0.0513512556</text:p>
          </table:table-cell>
          <table:table-cell table:style-name="ce2" office:value-type="string" calcext:value-type="string">
            <text:p>25k</text:p>
          </table:table-cell>
          <table:table-cell table:number-columns-repeated="2"/>
        </table:table-row>
        <table:table-row table:style-name="ro2">
          <table:table-cell table:style-name="ce2" office:value-type="float" office:value="0.0427842" calcext:value-type="float">
            <text:p>0.0427842</text:p>
          </table:table-cell>
          <table:table-cell office:value-type="float" office:value="0.00212024" calcext:value-type="float">
            <text:p>2.12024E-03</text:p>
          </table:table-cell>
          <table:table-cell table:style-name="ce2" table:formula="of:=LOG([.B33]/[.B34])/LOG([.$A33]/[.$A34])" office:value-type="float" office:value="1.57675310566706" calcext:value-type="float">
            <text:p>1.5767531057</text:p>
          </table:table-cell>
          <table:table-cell office:value-type="float" office:value="0.00480814" calcext:value-type="float">
            <text:p>4.80814E-03</text:p>
          </table:table-cell>
          <table:table-cell table:style-name="ce2" table:formula="of:=LOG([.D33]/[.D34])/LOG([.$A33]/[.$A34])" office:value-type="float" office:value="1.29106089593619" calcext:value-type="float">
            <text:p>1.2910608959</text:p>
          </table:table-cell>
          <table:table-cell office:value-type="float" office:value="0.00140767" calcext:value-type="float">
            <text:p>1.40767E-03</text:p>
          </table:table-cell>
          <table:table-cell table:style-name="ce2" table:formula="of:=LOG([.F33]/[.F34])/LOG([.$A33]/[.$A34])" office:value-type="float" office:value="0.680594839007894" calcext:value-type="float">
            <text:p>0.680594839</text:p>
          </table:table-cell>
          <table:table-cell office:value-type="float" office:value="0.00394152" calcext:value-type="float">
            <text:p>3.94152E-03</text:p>
          </table:table-cell>
          <table:table-cell table:style-name="ce2" table:formula="of:=LOG([.H33]/[.H34])/LOG([.$A33]/[.$A34])" office:value-type="float" office:value="1.15418155083751" calcext:value-type="float">
            <text:p>1.1541815508</text:p>
          </table:table-cell>
          <table:table-cell table:style-name="ce2" office:value-type="string" calcext:value-type="string">
            <text:p>50k</text:p>
          </table:table-cell>
          <table:table-cell table:number-columns-repeated="2"/>
        </table:table-row>
        <table:table-row table:style-name="ro2">
          <table:table-cell table:style-name="ce2" office:value-type="float" office:value="0.0297978" calcext:value-type="float">
            <text:p>0.0297978</text:p>
          </table:table-cell>
          <table:table-cell office:value-type="float" office:value="0.00139385" calcext:value-type="float">
            <text:p>1.39385E-03</text:p>
          </table:table-cell>
          <table:table-cell table:style-name="ce2" table:formula="of:=LOG([.B34]/[.B35])/LOG([.$A34]/[.$A35])" office:value-type="float" office:value="1.15957921430917" calcext:value-type="float">
            <text:p>1.1595792143</text:p>
          </table:table-cell>
          <table:table-cell office:value-type="float" office:value="0.00422722" calcext:value-type="float">
            <text:p>4.22722E-03</text:p>
          </table:table-cell>
          <table:table-cell table:style-name="ce2" table:formula="of:=LOG([.D34]/[.D35])/LOG([.$A34]/[.$A35])" office:value-type="float" office:value="0.355967749507193" calcext:value-type="float">
            <text:p>0.3559677495</text:p>
          </table:table-cell>
          <table:table-cell office:value-type="float" office:value="0.00118653" calcext:value-type="float">
            <text:p>1.18653E-03</text:p>
          </table:table-cell>
          <table:table-cell table:style-name="ce2" table:formula="of:=LOG([.F34]/[.F35])/LOG([.$A34]/[.$A35])" office:value-type="float" office:value="0.472453868458895" calcext:value-type="float">
            <text:p>0.4724538685</text:p>
          </table:table-cell>
          <table:table-cell office:value-type="float" office:value="0.00331123" calcext:value-type="float">
            <text:p>3.31123E-03</text:p>
          </table:table-cell>
          <table:table-cell table:style-name="ce2" table:formula="of:=LOG([.H34]/[.H35])/LOG([.$A34]/[.$A35])" office:value-type="float" office:value="0.481698056272697" calcext:value-type="float">
            <text:p>0.4816980563</text:p>
          </table:table-cell>
          <table:table-cell table:style-name="ce2" office:value-type="string" calcext:value-type="string">
            <text:p>100k</text:p>
          </table:table-cell>
          <table:table-cell table:number-columns-repeated="2"/>
        </table:table-row>
        <table:table-row table:style-name="ro2">
          <table:table-cell table:style-name="ce2" office:value-type="float" office:value="0.0188374" calcext:value-type="float">
            <text:p>0.0188374</text:p>
          </table:table-cell>
          <table:table-cell office:value-type="float" office:value="0.000884444" calcext:value-type="float">
            <text:p>8.84444E-04</text:p>
          </table:table-cell>
          <table:table-cell table:style-name="ce2" table:formula="of:=LOG([.B35]/[.B36])/LOG([.$A35]/[.$A36])" office:value-type="float" office:value="0.991878312079754" calcext:value-type="float">
            <text:p>0.9918783121</text:p>
          </table:table-cell>
          <table:table-cell office:value-type="float" office:value="0.00373022" calcext:value-type="float">
            <text:p>3.73022E-03</text:p>
          </table:table-cell>
          <table:table-cell table:style-name="ce2" table:formula="of:=LOG([.D35]/[.D36])/LOG([.$A35]/[.$A36])" office:value-type="float" office:value="0.272743123323582" calcext:value-type="float">
            <text:p>0.2727431233</text:p>
          </table:table-cell>
          <table:table-cell office:value-type="float" office:value="0.000823916" calcext:value-type="float">
            <text:p>8.23916E-04</text:p>
          </table:table-cell>
          <table:table-cell table:style-name="ce2" table:formula="of:=LOG([.F35]/[.F36])/LOG([.$A35]/[.$A36])" office:value-type="float" office:value="0.795306331520313" calcext:value-type="float">
            <text:p>0.7953063315</text:p>
          </table:table-cell>
          <table:table-cell office:value-type="float" office:value="0.00251031" calcext:value-type="float">
            <text:p>2.51031E-03</text:p>
          </table:table-cell>
          <table:table-cell table:style-name="ce2" table:formula="of:=LOG([.H35]/[.H36])/LOG([.$A35]/[.$A36])" office:value-type="float" office:value="0.603836287197254" calcext:value-type="float">
            <text:p>0.6038362872</text:p>
          </table:table-cell>
          <table:table-cell table:style-name="ce2" office:value-type="string" calcext:value-type="string">
            <text:p>250k</text:p>
          </table:table-cell>
          <table:table-cell table:number-columns-repeated="2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table:style-name="ce4" office:value-type="string" calcext:value-type="string">
            <text:p>exakte Normalen</text:p>
          </table:table-cell>
          <table:table-cell table:number-columns-repeated="11"/>
        </table:table-row>
        <table:table-row table:style-name="ro2">
          <table:table-cell table:style-name="ce1" office:value-type="string" calcext:value-type="string">
            <text:p>Weingarten:</text:p>
          </table:table-cell>
          <table:table-cell table:style-name="ce6" office:value-type="string" calcext:value-type="string" table:number-columns-spanned="4" table:number-rows-spanned="1">
            <text:p>k1 * k2</text:p>
          </table:table-cell>
          <table:covered-table-cell table:style-name="ce10"/>
          <table:covered-table-cell table:style-name="ce13"/>
          <table:covered-table-cell table:style-name="ce10"/>
          <table:table-cell table:style-name="ce6" office:value-type="string" calcext:value-type="string" table:number-columns-spanned="4" table:number-rows-spanned="1">
            <text:p>0.5 * (k1 + k2)</text:p>
          </table:table-cell>
          <table:covered-table-cell table:style-name="ce10"/>
          <table:covered-table-cell table:style-name="ce13"/>
          <table:covered-table-cell table:style-name="ce10"/>
          <table:table-cell table:style-name="ce10"/>
          <table:table-cell table:style-name="ce5"/>
          <table:table-cell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6" office:value-type="string" calcext:value-type="string">
            <text:p>Err2K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MaxK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2H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MaxH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style-name="ce5"/>
          <table:covered-table-cell/>
        </table:table-row>
        <table:table-row table:style-name="ro2">
          <table:table-cell table:style-name="ce2" office:value-type="float" office:value="0.263248" calcext:value-type="float">
            <text:p>0.263248</text:p>
          </table:table-cell>
          <table:table-cell office:value-type="float" office:value="0.0421395" calcext:value-type="float">
            <text:p>4.21395E-02</text:p>
          </table:table-cell>
          <table:table-cell table:style-name="ce2"/>
          <table:table-cell office:value-type="float" office:value="0.118439" calcext:value-type="float">
            <text:p>1.18439E-01</text:p>
          </table:table-cell>
          <table:table-cell table:style-name="ce2"/>
          <table:table-cell office:value-type="float" office:value="0.0159035" calcext:value-type="float">
            <text:p>1.59035E-02</text:p>
          </table:table-cell>
          <table:table-cell table:style-name="ce2"/>
          <table:table-cell office:value-type="float" office:value="0.0183957" calcext:value-type="float">
            <text:p>1.83957E-02</text:p>
          </table:table-cell>
          <table:table-cell table:style-name="ce2"/>
          <table:table-cell table:style-name="ce2" office:value-type="string" calcext:value-type="string">
            <text:p>1k</text:p>
          </table:table-cell>
          <table:table-cell table:number-columns-repeated="2"/>
        </table:table-row>
        <table:table-row table:style-name="ro2">
          <table:table-cell table:style-name="ce2" office:value-type="float" office:value="0.214754" calcext:value-type="float">
            <text:p>0.214754</text:p>
          </table:table-cell>
          <table:table-cell office:value-type="float" office:value="0.0276862" calcext:value-type="float">
            <text:p>2.76862E-02</text:p>
          </table:table-cell>
          <table:table-cell table:style-name="ce2" table:formula="of:=LOG([.B43]/[.B44])/LOG([.$A43]/[.$A44])" office:value-type="float" office:value="2.06308695141739" calcext:value-type="float">
            <text:p>2.0630869514</text:p>
          </table:table-cell>
          <table:table-cell office:value-type="float" office:value="0.078531" calcext:value-type="float">
            <text:p>7.85310E-02</text:p>
          </table:table-cell>
          <table:table-cell table:style-name="ce2" table:formula="of:=LOG([.D43]/[.D44])/LOG([.$A43]/[.$A44])" office:value-type="float" office:value="2.01816215313611" calcext:value-type="float">
            <text:p>2.0181621531</text:p>
          </table:table-cell>
          <table:table-cell office:value-type="float" office:value="0.0111176" calcext:value-type="float">
            <text:p>1.11176E-02</text:p>
          </table:table-cell>
          <table:table-cell table:style-name="ce2" table:formula="of:=LOG([.F43]/[.F44])/LOG([.$A43]/[.$A44])" office:value-type="float" office:value="1.75836862867024" calcext:value-type="float">
            <text:p>1.7583686287</text:p>
          </table:table-cell>
          <table:table-cell office:value-type="float" office:value="0.0127709" calcext:value-type="float">
            <text:p>1.27709E-02</text:p>
          </table:table-cell>
          <table:table-cell table:style-name="ce2" table:formula="of:=LOG([.H43]/[.H44])/LOG([.$A43]/[.$A44])" office:value-type="float" office:value="1.79244480297415" calcext:value-type="float">
            <text:p>1.792444803</text:p>
          </table:table-cell>
          <table:table-cell table:style-name="ce2" office:value-type="string" calcext:value-type="string">
            <text:p>2k</text:p>
          </table:table-cell>
          <table:table-cell table:number-columns-repeated="2"/>
        </table:table-row>
        <table:table-row table:style-name="ro2">
          <table:table-cell table:style-name="ce2" office:value-type="float" office:value="0.138422" calcext:value-type="float">
            <text:p>0.138422</text:p>
          </table:table-cell>
          <table:table-cell office:value-type="float" office:value="0.0116123" calcext:value-type="float">
            <text:p>1.16123E-02</text:p>
          </table:table-cell>
          <table:table-cell table:style-name="ce2" table:formula="of:=LOG([.B44]/[.B45])/LOG([.$A44]/[.$A45])" office:value-type="float" office:value="1.97836184070582" calcext:value-type="float">
            <text:p>1.9783618407</text:p>
          </table:table-cell>
          <table:table-cell office:value-type="float" office:value="0.0363753" calcext:value-type="float">
            <text:p>3.63753E-02</text:p>
          </table:table-cell>
          <table:table-cell table:style-name="ce2" table:formula="of:=LOG([.D44]/[.D45])/LOG([.$A44]/[.$A45])" office:value-type="float" office:value="1.75233985909247" calcext:value-type="float">
            <text:p>1.7523398591</text:p>
          </table:table-cell>
          <table:table-cell office:value-type="float" office:value="0.00496833" calcext:value-type="float">
            <text:p>4.96833E-03</text:p>
          </table:table-cell>
          <table:table-cell table:style-name="ce2" table:formula="of:=LOG([.F44]/[.F45])/LOG([.$A44]/[.$A45])" office:value-type="float" office:value="1.83395032974011" calcext:value-type="float">
            <text:p>1.8339503297</text:p>
          </table:table-cell>
          <table:table-cell office:value-type="float" office:value="0.00564408" calcext:value-type="float">
            <text:p>5.64408E-03</text:p>
          </table:table-cell>
          <table:table-cell table:style-name="ce2" table:formula="of:=LOG([.H44]/[.H45])/LOG([.$A44]/[.$A45])" office:value-type="float" office:value="1.85926138560287" calcext:value-type="float">
            <text:p>1.8592613856</text:p>
          </table:table-cell>
          <table:table-cell table:style-name="ce2" office:value-type="string" calcext:value-type="string">
            <text:p>5k</text:p>
          </table:table-cell>
          <table:table-cell table:number-columns-repeated="2"/>
        </table:table-row>
        <table:table-row table:style-name="ro2">
          <table:table-cell table:style-name="ce2" office:value-type="float" office:value="0.0940568" calcext:value-type="float">
            <text:p>0.0940568</text:p>
          </table:table-cell>
          <table:table-cell office:value-type="float" office:value="0.00542485" calcext:value-type="float">
            <text:p>5.42485E-03</text:p>
          </table:table-cell>
          <table:table-cell table:style-name="ce2" table:formula="of:=LOG([.B45]/[.B46])/LOG([.$A45]/[.$A46])" office:value-type="float" office:value="1.96961337762822" calcext:value-type="float">
            <text:p>1.9696133776</text:p>
          </table:table-cell>
          <table:table-cell office:value-type="float" office:value="0.0172349" calcext:value-type="float">
            <text:p>1.72349E-02</text:p>
          </table:table-cell>
          <table:table-cell table:style-name="ce2" table:formula="of:=LOG([.D45]/[.D46])/LOG([.$A45]/[.$A46])" office:value-type="float" office:value="1.93306896889821" calcext:value-type="float">
            <text:p>1.9330689689</text:p>
          </table:table-cell>
          <table:table-cell office:value-type="float" office:value="0.00238374" calcext:value-type="float">
            <text:p>2.38374E-03</text:p>
          </table:table-cell>
          <table:table-cell table:style-name="ce2" table:formula="of:=LOG([.F45]/[.F46])/LOG([.$A45]/[.$A46])" office:value-type="float" office:value="1.9006149669075" calcext:value-type="float">
            <text:p>1.9006149669</text:p>
          </table:table-cell>
          <table:table-cell office:value-type="float" office:value="0.00271495" calcext:value-type="float">
            <text:p>2.71495E-03</text:p>
          </table:table-cell>
          <table:table-cell table:style-name="ce2" table:formula="of:=LOG([.H45]/[.H46])/LOG([.$A45]/[.$A46])" office:value-type="float" office:value="1.89393960675084" calcext:value-type="float">
            <text:p>1.8939396068</text:p>
          </table:table-cell>
          <table:table-cell table:style-name="ce2" office:value-type="string" calcext:value-type="string">
            <text:p>10k</text:p>
          </table:table-cell>
          <table:table-cell table:number-columns-repeated="2"/>
        </table:table-row>
        <table:table-row table:style-name="ro2">
          <table:table-cell table:style-name="ce2" office:value-type="float" office:value="0.0603108" calcext:value-type="float">
            <text:p>0.0603108</text:p>
          </table:table-cell>
          <table:table-cell office:value-type="float" office:value="0.00225709" calcext:value-type="float">
            <text:p>2.25709E-03</text:p>
          </table:table-cell>
          <table:table-cell table:style-name="ce2" table:formula="of:=LOG([.B46]/[.B47])/LOG([.$A46]/[.$A47])" office:value-type="float" office:value="1.97330832840182" calcext:value-type="float">
            <text:p>1.9733083284</text:p>
          </table:table-cell>
          <table:table-cell office:value-type="float" office:value="0.00743839" calcext:value-type="float">
            <text:p>7.43839E-03</text:p>
          </table:table-cell>
          <table:table-cell table:style-name="ce2" table:formula="of:=LOG([.D46]/[.D47])/LOG([.$A46]/[.$A47])" office:value-type="float" office:value="1.89087600833143" calcext:value-type="float">
            <text:p>1.8908760083</text:p>
          </table:table-cell>
          <table:table-cell office:value-type="float" office:value="0.00100729" calcext:value-type="float">
            <text:p>1.00729E-03</text:p>
          </table:table-cell>
          <table:table-cell table:style-name="ce2" table:formula="of:=LOG([.F46]/[.F47])/LOG([.$A46]/[.$A47])" office:value-type="float" office:value="1.93841368320413" calcext:value-type="float">
            <text:p>1.9384136832</text:p>
          </table:table-cell>
          <table:table-cell office:value-type="float" office:value="0.00115397" calcext:value-type="float">
            <text:p>1.15397E-03</text:p>
          </table:table-cell>
          <table:table-cell table:style-name="ce2" table:formula="of:=LOG([.H46]/[.H47])/LOG([.$A46]/[.$A47])" office:value-type="float" office:value="1.92526804223295" calcext:value-type="float">
            <text:p>1.9252680422</text:p>
          </table:table-cell>
          <table:table-cell table:style-name="ce2" office:value-type="string" calcext:value-type="string">
            <text:p>25k</text:p>
          </table:table-cell>
          <table:table-cell table:number-columns-repeated="2"/>
        </table:table-row>
        <table:table-row table:style-name="ro2">
          <table:table-cell table:style-name="ce2" office:value-type="float" office:value="0.0427842" calcext:value-type="float">
            <text:p>0.0427842</text:p>
          </table:table-cell>
          <table:table-cell office:value-type="float" office:value="0.0011451" calcext:value-type="float">
            <text:p>1.14510E-03</text:p>
          </table:table-cell>
          <table:table-cell table:style-name="ce2" table:formula="of:=LOG([.B47]/[.B48])/LOG([.$A47]/[.$A48])" office:value-type="float" office:value="1.97640771526429" calcext:value-type="float">
            <text:p>1.9764077153</text:p>
          </table:table-cell>
          <table:table-cell office:value-type="float" office:value="0.00370765" calcext:value-type="float">
            <text:p>3.70765E-03</text:p>
          </table:table-cell>
          <table:table-cell table:style-name="ce2" table:formula="of:=LOG([.D47]/[.D48])/LOG([.$A47]/[.$A48])" office:value-type="float" office:value="2.02787754708066" calcext:value-type="float">
            <text:p>2.0278775471</text:p>
          </table:table-cell>
          <table:table-cell office:value-type="float" office:value="0.000513812" calcext:value-type="float">
            <text:p>5.13812E-04</text:p>
          </table:table-cell>
          <table:table-cell table:style-name="ce2" table:formula="of:=LOG([.F47]/[.F48])/LOG([.$A47]/[.$A48])" office:value-type="float" office:value="1.96061295969192" calcext:value-type="float">
            <text:p>1.9606129597</text:p>
          </table:table-cell>
          <table:table-cell office:value-type="float" office:value="0.000590779" calcext:value-type="float">
            <text:p>5.90779E-04</text:p>
          </table:table-cell>
          <table:table-cell table:style-name="ce2" table:formula="of:=LOG([.H47]/[.H48])/LOG([.$A47]/[.$A48])" office:value-type="float" office:value="1.95001143985203" calcext:value-type="float">
            <text:p>1.9500114399</text:p>
          </table:table-cell>
          <table:table-cell table:style-name="ce2" office:value-type="string" calcext:value-type="string">
            <text:p>50k</text:p>
          </table:table-cell>
          <table:table-cell table:number-columns-repeated="2"/>
        </table:table-row>
        <table:table-row table:style-name="ro2">
          <table:table-cell table:style-name="ce2" office:value-type="float" office:value="0.0297978" calcext:value-type="float">
            <text:p>0.0297978</text:p>
          </table:table-cell>
          <table:table-cell office:value-type="float" office:value="0.000561061" calcext:value-type="float">
            <text:p>5.61061E-04</text:p>
          </table:table-cell>
          <table:table-cell table:style-name="ce2" table:formula="of:=LOG([.B48]/[.B49])/LOG([.$A48]/[.$A49])" office:value-type="float" office:value="1.97221439644828" calcext:value-type="float">
            <text:p>1.9722143964</text:p>
          </table:table-cell>
          <table:table-cell office:value-type="float" office:value="0.00188086" calcext:value-type="float">
            <text:p>1.88086E-03</text:p>
          </table:table-cell>
          <table:table-cell table:style-name="ce2" table:formula="of:=LOG([.D48]/[.D49])/LOG([.$A48]/[.$A49])" office:value-type="float" office:value="1.87615361445928" calcext:value-type="float">
            <text:p>1.8761536145</text:p>
          </table:table-cell>
          <table:table-cell office:value-type="float" office:value="0.000251673" calcext:value-type="float">
            <text:p>2.51673E-04</text:p>
          </table:table-cell>
          <table:table-cell table:style-name="ce2" table:formula="of:=LOG([.F48]/[.F49])/LOG([.$A48]/[.$A49])" office:value-type="float" office:value="1.9730691662431" calcext:value-type="float">
            <text:p>1.9730691662</text:p>
          </table:table-cell>
          <table:table-cell office:value-type="float" office:value="0.000293789" calcext:value-type="float">
            <text:p>2.93789E-04</text:p>
          </table:table-cell>
          <table:table-cell table:style-name="ce2" table:formula="of:=LOG([.H48]/[.H49])/LOG([.$A48]/[.$A49])" office:value-type="float" office:value="1.93119691045086" calcext:value-type="float">
            <text:p>1.9311969105</text:p>
          </table:table-cell>
          <table:table-cell table:style-name="ce2" office:value-type="string" calcext:value-type="string">
            <text:p>100k</text:p>
          </table:table-cell>
          <table:table-cell table:number-columns-repeated="2"/>
        </table:table-row>
        <table:table-row table:style-name="ro2">
          <table:table-cell table:style-name="ce2" office:value-type="float" office:value="0.0188374" calcext:value-type="float">
            <text:p>0.0188374</text:p>
          </table:table-cell>
          <table:table-cell office:value-type="float" office:value="0.000226305" calcext:value-type="float">
            <text:p>2.26305E-04</text:p>
          </table:table-cell>
          <table:table-cell table:style-name="ce2" table:formula="of:=LOG([.B49]/[.B50])/LOG([.$A49]/[.$A50])" office:value-type="float" office:value="1.97986300068949" calcext:value-type="float">
            <text:p>1.9798630007</text:p>
          </table:table-cell>
          <table:table-cell office:value-type="float" office:value="0.00070427" calcext:value-type="float">
            <text:p>7.04270E-04</text:p>
          </table:table-cell>
          <table:table-cell table:style-name="ce2" table:formula="of:=LOG([.D49]/[.D50])/LOG([.$A49]/[.$A50])" office:value-type="float" office:value="2.142048297709" calcext:value-type="float">
            <text:p>2.1420482977</text:p>
          </table:table-cell>
          <table:table-cell office:value-type="float" office:value="0.00010145" calcext:value-type="float">
            <text:p>1.01450E-04</text:p>
          </table:table-cell>
          <table:table-cell table:style-name="ce2" table:formula="of:=LOG([.F49]/[.F50])/LOG([.$A49]/[.$A50])" office:value-type="float" office:value="1.98121185714754" calcext:value-type="float">
            <text:p>1.9812118571</text:p>
          </table:table-cell>
          <table:table-cell office:value-type="float" office:value="0.000124545" calcext:value-type="float">
            <text:p>1.24545E-04</text:p>
          </table:table-cell>
          <table:table-cell table:style-name="ce2" table:formula="of:=LOG([.H49]/[.H50])/LOG([.$A49]/[.$A50])" office:value-type="float" office:value="1.87137562152194" calcext:value-type="float">
            <text:p>1.8713756215</text:p>
          </table:table-cell>
          <table:table-cell table:style-name="ce2" office:value-type="string" calcext:value-type="string">
            <text:p>250k</text:p>
          </table:table-cell>
          <table:table-cell table:number-columns-repeated="2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style-name="ce4" office:value-type="string" calcext:value-type="string">
            <text:p>Normalen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6" office:value-type="string" calcext:value-type="string">
            <text:p>Err2K</text:p>
          </table:table-cell>
          <table:table-cell table:style-name="ce10" office:value-type="string" calcext:value-type="string">
            <text:p>EOC</text:p>
          </table:table-cell>
          <table:table-cell table:style-name="ce6" office:value-type="string" calcext:value-type="string">
            <text:p>ErrMaxK</text:p>
          </table:table-cell>
          <table:table-cell table:style-name="ce10" office:value-type="string" calcext:value-type="string">
            <text:p>EOC</text:p>
          </table:table-cell>
          <table:table-cell table:number-columns-repeated="7"/>
        </table:table-row>
        <table:table-row table:style-name="ro2">
          <table:table-cell table:style-name="ce2" office:value-type="float" office:value="0.263248" calcext:value-type="float">
            <text:p>0.263248</text:p>
          </table:table-cell>
          <table:table-cell office:value-type="float" office:value="0.0112147" calcext:value-type="float">
            <text:p>1.12147E-02</text:p>
          </table:table-cell>
          <table:table-cell table:style-name="ce2"/>
          <table:table-cell office:value-type="float" office:value="0.0134256" calcext:value-type="float">
            <text:p>1.34256E-02</text:p>
          </table:table-cell>
          <table:table-cell table:style-name="ce2"/>
          <table:table-cell office:value-type="string" calcext:value-type="string">
            <text:p>1k</text:p>
          </table:table-cell>
          <table:table-cell table:number-columns-repeated="6"/>
        </table:table-row>
        <table:table-row table:style-name="ro2">
          <table:table-cell table:style-name="ce2" office:value-type="float" office:value="0.214754" calcext:value-type="float">
            <text:p>0.214754</text:p>
          </table:table-cell>
          <table:table-cell office:value-type="float" office:value="0.00770817" calcext:value-type="float">
            <text:p>7.70817E-03</text:p>
          </table:table-cell>
          <table:table-cell table:style-name="ce2" table:formula="of:=LOG([.B55]/[.B56])/LOG([.$A55]/[.$A56])" office:value-type="float" office:value="1.84154426613793" calcext:value-type="float">
            <text:p>1.8415442661</text:p>
          </table:table-cell>
          <table:table-cell office:value-type="float" office:value="0.00938635" calcext:value-type="float">
            <text:p>9.38635E-03</text:p>
          </table:table-cell>
          <table:table-cell table:style-name="ce2" table:formula="of:=LOG([.D55]/[.D56])/LOG([.$A55]/[.$A56])" office:value-type="float" office:value="1.75786300480346" calcext:value-type="float">
            <text:p>1.7578630048</text:p>
          </table:table-cell>
          <table:table-cell office:value-type="string" calcext:value-type="string">
            <text:p>2k</text:p>
          </table:table-cell>
          <table:table-cell table:number-columns-repeated="6"/>
        </table:table-row>
        <table:table-row table:style-name="ro2">
          <table:table-cell table:style-name="ce2" office:value-type="float" office:value="0.138422" calcext:value-type="float">
            <text:p>0.138422</text:p>
          </table:table-cell>
          <table:table-cell office:value-type="float" office:value="0.00337332" calcext:value-type="float">
            <text:p>3.37332E-03</text:p>
          </table:table-cell>
          <table:table-cell table:style-name="ce2" table:formula="of:=LOG([.B56]/[.B57])/LOG([.$A56]/[.$A57])" office:value-type="float" office:value="1.88162421431422" calcext:value-type="float">
            <text:p>1.8816242143</text:p>
          </table:table-cell>
          <table:table-cell office:value-type="float" office:value="0.00404736" calcext:value-type="float">
            <text:p>4.04736E-03</text:p>
          </table:table-cell>
          <table:table-cell table:style-name="ce2" table:formula="of:=LOG([.D56]/[.D57])/LOG([.$A56]/[.$A57])" office:value-type="float" office:value="1.9153418196034" calcext:value-type="float">
            <text:p>1.9153418196</text:p>
          </table:table-cell>
          <table:table-cell office:value-type="string" calcext:value-type="string">
            <text:p>5k</text:p>
          </table:table-cell>
          <table:table-cell table:number-columns-repeated="6"/>
        </table:table-row>
        <table:table-row table:style-name="ro2">
          <table:table-cell table:style-name="ce2" office:value-type="float" office:value="0.0940568" calcext:value-type="float">
            <text:p>0.0940568</text:p>
          </table:table-cell>
          <table:table-cell office:value-type="float" office:value="0.00160779" calcext:value-type="float">
            <text:p>1.60779E-03</text:p>
          </table:table-cell>
          <table:table-cell table:style-name="ce2" table:formula="of:=LOG([.B57]/[.B58])/LOG([.$A57]/[.$A58])" office:value-type="float" office:value="1.9177568749269" calcext:value-type="float">
            <text:p>1.9177568749</text:p>
          </table:table-cell>
          <table:table-cell office:value-type="float" office:value="0.00210221" calcext:value-type="float">
            <text:p>2.10221E-03</text:p>
          </table:table-cell>
          <table:table-cell table:style-name="ce2" table:formula="of:=LOG([.D57]/[.D58])/LOG([.$A57]/[.$A58])" office:value-type="float" office:value="1.69529465113884" calcext:value-type="float">
            <text:p>1.6952946511</text:p>
          </table:table-cell>
          <table:table-cell office:value-type="string" calcext:value-type="string">
            <text:p>10k</text:p>
          </table:table-cell>
          <table:table-cell table:number-columns-repeated="6"/>
        </table:table-row>
        <table:table-row table:style-name="ro2">
          <table:table-cell table:style-name="ce2" office:value-type="float" office:value="0.0603108" calcext:value-type="float">
            <text:p>0.0603108</text:p>
          </table:table-cell>
          <table:table-cell office:value-type="float" office:value="0.000711485" calcext:value-type="float">
            <text:p>7.11485E-04</text:p>
          </table:table-cell>
          <table:table-cell table:style-name="ce2" table:formula="of:=LOG([.B58]/[.B59])/LOG([.$A58]/[.$A59])" office:value-type="float" office:value="1.83457277760306" calcext:value-type="float">
            <text:p>1.8345727776</text:p>
          </table:table-cell>
          <table:table-cell office:value-type="float" office:value="0.00122951" calcext:value-type="float">
            <text:p>1.22951E-03</text:p>
          </table:table-cell>
          <table:table-cell table:style-name="ce2" table:formula="of:=LOG([.D58]/[.D59])/LOG([.$A58]/[.$A59])" office:value-type="float" office:value="1.20699448035013" calcext:value-type="float">
            <text:p>1.2069944804</text:p>
          </table:table-cell>
          <table:table-cell office:value-type="string" calcext:value-type="string">
            <text:p>25k</text:p>
          </table:table-cell>
          <table:table-cell table:number-columns-repeated="6"/>
        </table:table-row>
        <table:table-row table:style-name="ro2">
          <table:table-cell table:style-name="ce2" office:value-type="float" office:value="0.0427842" calcext:value-type="float">
            <text:p>0.0427842</text:p>
          </table:table-cell>
          <table:table-cell office:value-type="float" office:value="0.000370873" calcext:value-type="float">
            <text:p>3.70873E-04</text:p>
          </table:table-cell>
          <table:table-cell table:style-name="ce2" table:formula="of:=LOG([.B59]/[.B60])/LOG([.$A59]/[.$A60])" office:value-type="float" office:value="1.89750758239303" calcext:value-type="float">
            <text:p>1.8975075824</text:p>
          </table:table-cell>
          <table:table-cell office:value-type="float" office:value="0.000688432" calcext:value-type="float">
            <text:p>6.88432E-04</text:p>
          </table:table-cell>
          <table:table-cell table:style-name="ce2" table:formula="of:=LOG([.D59]/[.D60])/LOG([.$A59]/[.$A60])" office:value-type="float" office:value="1.68914351385764" calcext:value-type="float">
            <text:p>1.6891435139</text:p>
          </table:table-cell>
          <table:table-cell office:value-type="string" calcext:value-type="string">
            <text:p>50k</text:p>
          </table:table-cell>
          <table:table-cell table:number-columns-repeated="6"/>
        </table:table-row>
        <table:table-row table:style-name="ro2">
          <table:table-cell table:style-name="ce2" office:value-type="float" office:value="0.0297978" calcext:value-type="float">
            <text:p>0.0297978</text:p>
          </table:table-cell>
          <table:table-cell office:value-type="float" office:value="0.000189846" calcext:value-type="float">
            <text:p>1.89846E-04</text:p>
          </table:table-cell>
          <table:table-cell table:style-name="ce2" table:formula="of:=LOG([.B60]/[.B61])/LOG([.$A60]/[.$A61])" office:value-type="float" office:value="1.85121081893618" calcext:value-type="float">
            <text:p>1.8512108189</text:p>
          </table:table-cell>
          <table:table-cell office:value-type="float" office:value="0.00042756" calcext:value-type="float">
            <text:p>4.27560E-04</text:p>
          </table:table-cell>
          <table:table-cell table:style-name="ce2" table:formula="of:=LOG([.D60]/[.D61])/LOG([.$A60]/[.$A61])" office:value-type="float" office:value="1.31677284937932" calcext:value-type="float">
            <text:p>1.3167728494</text:p>
          </table:table-cell>
          <table:table-cell office:value-type="string" calcext:value-type="string">
            <text:p>100k</text:p>
          </table:table-cell>
          <table:table-cell table:number-columns-repeated="6"/>
        </table:table-row>
        <table:table-row table:style-name="ro2">
          <table:table-cell table:style-name="ce2" office:value-type="float" office:value="0.0188374" calcext:value-type="float">
            <text:p>0.0188374</text:p>
          </table:table-cell>
          <table:table-cell office:value-type="float" office:value="0.0000801637" calcext:value-type="float">
            <text:p>8.01637E-05</text:p>
          </table:table-cell>
          <table:table-cell table:style-name="ce2" table:formula="of:=LOG([.B61]/[.B62])/LOG([.$A61]/[.$A62])" office:value-type="float" office:value="1.8799839521568" calcext:value-type="float">
            <text:p>1.8799839522</text:p>
          </table:table-cell>
          <table:table-cell office:value-type="float" office:value="0.0002226" calcext:value-type="float">
            <text:p>2.22600E-04</text:p>
          </table:table-cell>
          <table:table-cell table:style-name="ce2" table:formula="of:=LOG([.D61]/[.D62])/LOG([.$A61]/[.$A62])" office:value-type="float" office:value="1.42331439733325" calcext:value-type="float">
            <text:p>1.4233143973</text:p>
          </table:table-cell>
          <table:table-cell office:value-type="string" calcext:value-type="string">
            <text:p>250k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W:</text:p>
          </table:table-cell>
          <table:table-cell/>
          <table:table-cell table:formula="of:=AVERAGE([.C56:.C62])" office:value-type="float" office:value="1.87202864092402" calcext:value-type="float">
            <text:p>1,8720286409</text:p>
          </table:table-cell>
          <table:table-cell/>
          <table:table-cell table:formula="of:=AVERAGE([.E56:.E62])" office:value-type="float" office:value="1.57210353092372" calcext:value-type="float">
            <text:p>1,5721035309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style-name="ce4" office:value-type="string" calcext:value-type="string">
            <text:p>Sandbox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1">
          <table:table-cell table:style-name="ce5" office:value-type="string" calcext:value-type="string">
            <text:p>DOFs</text:p>
          </table:table-cell>
          <table:table-cell table:style-name="ce8" office:value-type="string" calcext:value-type="string">
            <text:p>hMax</text:p>
          </table:table-cell>
          <table:table-cell table:style-name="ce11" office:value-type="string" calcext:value-type="string">
            <text:p>Err2K</text:p>
          </table:table-cell>
          <table:table-cell table:style-name="ce8" office:value-type="string" calcext:value-type="string">
            <text:p>EOC</text:p>
          </table:table-cell>
          <table:table-cell table:style-name="ce11" office:value-type="string" calcext:value-type="string">
            <text:p>ErrMaxK</text:p>
          </table:table-cell>
          <table:table-cell table:style-name="ce8" office:value-type="string" calcext:value-type="string">
            <text:p>EOC</text:p>
          </table:table-cell>
          <table:table-cell table:style-name="ce11" office:value-type="string" calcext:value-type="string">
            <text:p>Err2H</text:p>
          </table:table-cell>
          <table:table-cell table:style-name="ce8" office:value-type="string" calcext:value-type="string">
            <text:p>EOC</text:p>
          </table:table-cell>
          <table:table-cell table:style-name="ce11" office:value-type="string" calcext:value-type="string">
            <text:p>ErrMaxH</text:p>
          </table:table-cell>
          <table:table-cell table:style-name="ce8" office:value-type="string" calcext:value-type="string">
            <text:p>EOC</text:p>
          </table:table-cell>
          <table:table-cell table:number-columns-repeated="2"/>
        </table:table-row>
        <table:table-row table:style-name="ro2">
          <table:table-cell office:value-type="float" office:value="1360" calcext:value-type="float">
            <text:p>1360</text:p>
          </table:table-cell>
          <table:table-cell table:style-name="ce9" office:value-type="float" office:value="0.263248" calcext:value-type="float">
            <text:p>0.263</text:p>
          </table:table-cell>
          <table:table-cell table:style-name="ce12" office:value-type="float" office:value="0.0589887" calcext:value-type="float">
            <text:p>5.90E-02</text:p>
          </table:table-cell>
          <table:table-cell table:style-name="ce14"/>
          <table:table-cell table:style-name="ce12" office:value-type="float" office:value="0.113059" calcext:value-type="float">
            <text:p>1.13E-01</text:p>
          </table:table-cell>
          <table:table-cell table:style-name="ce14"/>
          <table:table-cell table:style-name="ce12" office:value-type="float" office:value="0.0248099" calcext:value-type="float">
            <text:p>2.48E-02</text:p>
          </table:table-cell>
          <table:table-cell table:style-name="ce14"/>
          <table:table-cell table:style-name="ce12" office:value-type="float" office:value="0.0292189" calcext:value-type="float">
            <text:p>2.92E-02</text:p>
          </table:table-cell>
          <table:table-cell table:style-name="ce14"/>
          <table:table-cell table:number-columns-repeated="2"/>
        </table:table-row>
        <table:table-row table:style-name="ro2">
          <table:table-cell office:value-type="float" office:value="2016" calcext:value-type="float">
            <text:p>2016</text:p>
          </table:table-cell>
          <table:table-cell table:style-name="ce9" office:value-type="float" office:value="0.214754" calcext:value-type="float">
            <text:p>0.215</text:p>
          </table:table-cell>
          <table:table-cell table:style-name="ce12" office:value-type="float" office:value="0.0401822" calcext:value-type="float">
            <text:p>4.02E-02</text:p>
          </table:table-cell>
          <table:table-cell table:style-name="ce14" table:formula="of:=LOG([.C68]/[.C69])/LOG([.$B68]/[.$B69])" office:value-type="float" office:value="1.88563575824272" calcext:value-type="float">
            <text:p>1.89</text:p>
          </table:table-cell>
          <table:table-cell table:style-name="ce12" office:value-type="float" office:value="0.0777378" calcext:value-type="float">
            <text:p>7.77E-02</text:p>
          </table:table-cell>
          <table:table-cell table:style-name="ce14" table:formula="of:=LOG([.E68]/[.E69])/LOG([.$B68]/[.$B69])" office:value-type="float" office:value="1.83969541838869" calcext:value-type="float">
            <text:p>1.84</text:p>
          </table:table-cell>
          <table:table-cell table:style-name="ce12" office:value-type="float" office:value="0.0173329" calcext:value-type="float">
            <text:p>1.73E-02</text:p>
          </table:table-cell>
          <table:table-cell table:style-name="ce14" table:formula="of:=LOG([.G68]/[.G69])/LOG([.$B68]/[.$B69])" office:value-type="float" office:value="1.76144600835362" calcext:value-type="float">
            <text:p>1.76</text:p>
          </table:table-cell>
          <table:table-cell table:style-name="ce12" office:value-type="float" office:value="0.0211396" calcext:value-type="float">
            <text:p>2.11E-02</text:p>
          </table:table-cell>
          <table:table-cell table:style-name="ce14" table:formula="of:=LOG([.I68]/[.I69])/LOG([.$B68]/[.$B69])" office:value-type="float" office:value="1.58969719761449" calcext:value-type="float">
            <text:p>1.59</text:p>
          </table:table-cell>
          <table:table-cell table:number-columns-repeated="2"/>
        </table:table-row>
        <table:table-row table:style-name="ro2">
          <table:table-cell office:value-type="float" office:value="4752" calcext:value-type="float">
            <text:p>4752</text:p>
          </table:table-cell>
          <table:table-cell table:style-name="ce9" office:value-type="float" office:value="0.138422" calcext:value-type="float">
            <text:p>0.138</text:p>
          </table:table-cell>
          <table:table-cell table:style-name="ce12" office:value-type="float" office:value="0.0175346" calcext:value-type="float">
            <text:p>1.75E-02</text:p>
          </table:table-cell>
          <table:table-cell table:style-name="ce14" table:formula="of:=LOG([.C69]/[.C70])/LOG([.$B69]/[.$B70])" office:value-type="float" office:value="1.88814686234405" calcext:value-type="float">
            <text:p>1.89</text:p>
          </table:table-cell>
          <table:table-cell table:style-name="ce12" office:value-type="float" office:value="0.0362486" calcext:value-type="float">
            <text:p>3.62E-02</text:p>
          </table:table-cell>
          <table:table-cell table:style-name="ce14" table:formula="of:=LOG([.E69]/[.E70])/LOG([.$B69]/[.$B70])" office:value-type="float" office:value="1.73716949909354" calcext:value-type="float">
            <text:p>1.74</text:p>
          </table:table-cell>
          <table:table-cell table:style-name="ce12" office:value-type="float" office:value="0.00775109" calcext:value-type="float">
            <text:p>7.75E-03</text:p>
          </table:table-cell>
          <table:table-cell table:style-name="ce14" table:formula="of:=LOG([.G69]/[.G70])/LOG([.$B69]/[.$B70])" office:value-type="float" office:value="1.83241858833932" calcext:value-type="float">
            <text:p>1.83</text:p>
          </table:table-cell>
          <table:table-cell table:style-name="ce12" office:value-type="float" office:value="0.00944613" calcext:value-type="float">
            <text:p>9.45E-03</text:p>
          </table:table-cell>
          <table:table-cell table:style-name="ce14" table:formula="of:=LOG([.I69]/[.I70])/LOG([.$B69]/[.$B70])" office:value-type="float" office:value="1.83417177186465" calcext:value-type="float">
            <text:p>1.83</text:p>
          </table:table-cell>
          <table:table-cell table:number-columns-repeated="2"/>
        </table:table-row>
        <table:table-row table:style-name="ro2">
          <table:table-cell office:value-type="float" office:value="10192" calcext:value-type="float">
            <text:p>10192</text:p>
          </table:table-cell>
          <table:table-cell table:style-name="ce9" office:value-type="float" office:value="0.0940568" calcext:value-type="float">
            <text:p>0.094</text:p>
          </table:table-cell>
          <table:table-cell table:style-name="ce12" office:value-type="float" office:value="0.0083894" calcext:value-type="float">
            <text:p>8.39E-03</text:p>
          </table:table-cell>
          <table:table-cell table:style-name="ce14" table:formula="of:=LOG([.C70]/[.C71])/LOG([.$B70]/[.$B71])" office:value-type="float" office:value="1.90784561929563" calcext:value-type="float">
            <text:p>1.91</text:p>
          </table:table-cell>
          <table:table-cell table:style-name="ce12" office:value-type="float" office:value="0.0170546" calcext:value-type="float">
            <text:p>1.71E-02</text:p>
          </table:table-cell>
          <table:table-cell table:style-name="ce14" table:formula="of:=LOG([.E70]/[.E71])/LOG([.$B70]/[.$B71])" office:value-type="float" office:value="1.95125498024458" calcext:value-type="float">
            <text:p>1.95</text:p>
          </table:table-cell>
          <table:table-cell table:style-name="ce12" office:value-type="float" office:value="0.00374999" calcext:value-type="float">
            <text:p>3.75E-03</text:p>
          </table:table-cell>
          <table:table-cell table:style-name="ce14" table:formula="of:=LOG([.G70]/[.G71])/LOG([.$B70]/[.$B71])" office:value-type="float" office:value="1.87905025691916" calcext:value-type="float">
            <text:p>1.88</text:p>
          </table:table-cell>
          <table:table-cell table:style-name="ce12" office:value-type="float" office:value="0.00572605" calcext:value-type="float">
            <text:p>5.73E-03</text:p>
          </table:table-cell>
          <table:table-cell table:style-name="ce14" table:formula="of:=LOG([.I70]/[.I71])/LOG([.$B70]/[.$B71])" office:value-type="float" office:value="1.29546753744433" calcext:value-type="float">
            <text:p>1.30</text:p>
          </table:table-cell>
          <table:table-cell table:number-columns-repeated="2"/>
        </table:table-row>
        <table:table-row table:style-name="ro2">
          <table:table-cell office:value-type="float" office:value="24640" calcext:value-type="float">
            <text:p>24640</text:p>
          </table:table-cell>
          <table:table-cell table:style-name="ce9" office:value-type="float" office:value="0.0603108" calcext:value-type="float">
            <text:p>0.060</text:p>
          </table:table-cell>
          <table:table-cell table:style-name="ce12" office:value-type="float" office:value="0.00364332" calcext:value-type="float">
            <text:p>3.64E-03</text:p>
          </table:table-cell>
          <table:table-cell table:style-name="ce14" table:formula="of:=LOG([.C71]/[.C72])/LOG([.$B71]/[.$B72])" office:value-type="float" office:value="1.87690550376706" calcext:value-type="float">
            <text:p>1.88</text:p>
          </table:table-cell>
          <table:table-cell table:style-name="ce12" office:value-type="float" office:value="0.00749013" calcext:value-type="float">
            <text:p>7.49E-03</text:p>
          </table:table-cell>
          <table:table-cell table:style-name="ce14" table:formula="of:=LOG([.E71]/[.E72])/LOG([.$B71]/[.$B72])" office:value-type="float" office:value="1.8516126275637" calcext:value-type="float">
            <text:p>1.85</text:p>
          </table:table-cell>
          <table:table-cell table:style-name="ce12" office:value-type="float" office:value="0.00177822" calcext:value-type="float">
            <text:p>1.78E-03</text:p>
          </table:table-cell>
          <table:table-cell table:style-name="ce14" table:formula="of:=LOG([.G71]/[.G72])/LOG([.$B71]/[.$B72])" office:value-type="float" office:value="1.67903020625559" calcext:value-type="float">
            <text:p>1.68</text:p>
          </table:table-cell>
          <table:table-cell table:style-name="ce12" office:value-type="float" office:value="0.00585822" calcext:value-type="float">
            <text:p>5.86E-03</text:p>
          </table:table-cell>
          <table:table-cell table:style-name="ce14" table:formula="of:=LOG([.I71]/[.I72])/LOG([.$B71]/[.$B72])" office:value-type="float" office:value="-0.0513512555518303" calcext:value-type="float">
            <text:p>-0.05</text:p>
          </table:table-cell>
          <table:table-cell table:number-columns-repeated="2"/>
        </table:table-row>
        <table:table-row table:style-name="ro2">
          <table:table-cell office:value-type="float" office:value="48832" calcext:value-type="float">
            <text:p>48832</text:p>
          </table:table-cell>
          <table:table-cell table:style-name="ce9" office:value-type="float" office:value="0.0427842" calcext:value-type="float">
            <text:p>0.043</text:p>
          </table:table-cell>
          <table:table-cell table:style-name="ce12" office:value-type="float" office:value="0.00212024" calcext:value-type="float">
            <text:p>2.12E-03</text:p>
          </table:table-cell>
          <table:table-cell table:style-name="ce14" table:formula="of:=LOG([.C72]/[.C73])/LOG([.$B72]/[.$B73])" office:value-type="float" office:value="1.57675310566706" calcext:value-type="float">
            <text:p>1.58</text:p>
          </table:table-cell>
          <table:table-cell table:style-name="ce12" office:value-type="float" office:value="0.00480814" calcext:value-type="float">
            <text:p>4.81E-03</text:p>
          </table:table-cell>
          <table:table-cell table:style-name="ce14" table:formula="of:=LOG([.E72]/[.E73])/LOG([.$B72]/[.$B73])" office:value-type="float" office:value="1.29106089593619" calcext:value-type="float">
            <text:p>1.29</text:p>
          </table:table-cell>
          <table:table-cell table:style-name="ce12" office:value-type="float" office:value="0.00140767" calcext:value-type="float">
            <text:p>1.41E-03</text:p>
          </table:table-cell>
          <table:table-cell table:style-name="ce14" table:formula="of:=LOG([.G72]/[.G73])/LOG([.$B72]/[.$B73])" office:value-type="float" office:value="0.680594839007894" calcext:value-type="float">
            <text:p>0.68</text:p>
          </table:table-cell>
          <table:table-cell table:style-name="ce12" office:value-type="float" office:value="0.00394152" calcext:value-type="float">
            <text:p>3.94E-03</text:p>
          </table:table-cell>
          <table:table-cell table:style-name="ce14" table:formula="of:=LOG([.I72]/[.I73])/LOG([.$B72]/[.$B73])" office:value-type="float" office:value="1.15418155083751" calcext:value-type="float">
            <text:p>1.15</text:p>
          </table:table-cell>
          <table:table-cell table:number-columns-repeated="2"/>
        </table:table-row>
        <table:table-row table:style-name="ro2">
          <table:table-cell office:value-type="float" office:value="100480" calcext:value-type="float">
            <text:p>100480</text:p>
          </table:table-cell>
          <table:table-cell table:style-name="ce9" office:value-type="float" office:value="0.0297978" calcext:value-type="float">
            <text:p>0.030</text:p>
          </table:table-cell>
          <table:table-cell table:style-name="ce12" office:value-type="float" office:value="0.00139385" calcext:value-type="float">
            <text:p>1.39E-03</text:p>
          </table:table-cell>
          <table:table-cell table:style-name="ce14" table:formula="of:=LOG([.C73]/[.C74])/LOG([.$B73]/[.$B74])" office:value-type="float" office:value="1.15957921430917" calcext:value-type="float">
            <text:p>1.16</text:p>
          </table:table-cell>
          <table:table-cell table:style-name="ce12" office:value-type="float" office:value="0.00422722" calcext:value-type="float">
            <text:p>4.23E-03</text:p>
          </table:table-cell>
          <table:table-cell table:style-name="ce14" table:formula="of:=LOG([.E73]/[.E74])/LOG([.$B73]/[.$B74])" office:value-type="float" office:value="0.355967749507193" calcext:value-type="float">
            <text:p>0.36</text:p>
          </table:table-cell>
          <table:table-cell table:style-name="ce12" office:value-type="float" office:value="0.00118653" calcext:value-type="float">
            <text:p>1.19E-03</text:p>
          </table:table-cell>
          <table:table-cell table:style-name="ce14" table:formula="of:=LOG([.G73]/[.G74])/LOG([.$B73]/[.$B74])" office:value-type="float" office:value="0.472453868458895" calcext:value-type="float">
            <text:p>0.47</text:p>
          </table:table-cell>
          <table:table-cell table:style-name="ce12" office:value-type="float" office:value="0.00331123" calcext:value-type="float">
            <text:p>3.31E-03</text:p>
          </table:table-cell>
          <table:table-cell table:style-name="ce14" table:formula="of:=LOG([.I73]/[.I74])/LOG([.$B73]/[.$B74])" office:value-type="float" office:value="0.481698056272697" calcext:value-type="float">
            <text:p>0.48</text:p>
          </table:table-cell>
          <table:table-cell table:number-columns-repeated="2"/>
        </table:table-row>
        <table:table-row table:style-name="ro2">
          <table:table-cell office:value-type="float" office:value="250992" calcext:value-type="float">
            <text:p>250992</text:p>
          </table:table-cell>
          <table:table-cell table:style-name="ce9" office:value-type="float" office:value="0.0188374" calcext:value-type="float">
            <text:p>0.019</text:p>
          </table:table-cell>
          <table:table-cell table:style-name="ce12" office:value-type="float" office:value="0.000884444" calcext:value-type="float">
            <text:p>8.84E-04</text:p>
          </table:table-cell>
          <table:table-cell table:style-name="ce14" table:formula="of:=LOG([.C74]/[.C75])/LOG([.$B74]/[.$B75])" office:value-type="float" office:value="0.991878312079754" calcext:value-type="float">
            <text:p>0.99</text:p>
          </table:table-cell>
          <table:table-cell table:style-name="ce12" office:value-type="float" office:value="0.00373022" calcext:value-type="float">
            <text:p>3.73E-03</text:p>
          </table:table-cell>
          <table:table-cell table:style-name="ce14" table:formula="of:=LOG([.E74]/[.E75])/LOG([.$B74]/[.$B75])" office:value-type="float" office:value="0.272743123323582" calcext:value-type="float">
            <text:p>0.27</text:p>
          </table:table-cell>
          <table:table-cell table:style-name="ce12" office:value-type="float" office:value="0.000823916" calcext:value-type="float">
            <text:p>8.24E-04</text:p>
          </table:table-cell>
          <table:table-cell table:style-name="ce14" table:formula="of:=LOG([.G74]/[.G75])/LOG([.$B74]/[.$B75])" office:value-type="float" office:value="0.795306331520313" calcext:value-type="float">
            <text:p>0.80</text:p>
          </table:table-cell>
          <table:table-cell table:style-name="ce12" office:value-type="float" office:value="0.00251031" calcext:value-type="float">
            <text:p>2.51E-03</text:p>
          </table:table-cell>
          <table:table-cell table:style-name="ce14" table:formula="of:=LOG([.I74]/[.I75])/LOG([.$B74]/[.$B75])" office:value-type="float" office:value="0.603836287197254" calcext:value-type="float">
            <text:p>0.60</text:p>
          </table:table-cell>
          <table:table-cell table:number-columns-repeated="2"/>
        </table:table-row>
        <table:table-row table:style-name="ro2" table:number-rows-repeated="1048500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HeineC" table:style-name="ta1">
        <table:table-column table:style-name="co1" table:number-columns-repeated="1024" table:default-cell-style-name="ce2"/>
        <table:table-row table:style-name="ro1">
          <table:table-cell table:style-name="ce1"/>
          <table:table-cell table:style-name="ce1" office:value-type="string" calcext:value-type="string" table:number-columns-spanned="4" table:number-rows-spanned="1">
            <text:p>Gauss-Bonnet</text:p>
          </table:table-cell>
          <table:covered-table-cell table:style-name="ce10"/>
          <table:covered-table-cell table:style-name="ce1"/>
          <table:covered-table-cell table:style-name="ce10"/>
          <table:table-cell table:style-name="ce1" office:value-type="string" calcext:value-type="string" table:number-columns-spanned="4" table:number-rows-spanned="1">
            <text:p>Laplace(X)</text:p>
          </table:table-cell>
          <table:covered-table-cell table:style-name="ce10"/>
          <table:covered-table-cell table:style-name="ce1"/>
          <table:covered-table-cell table:style-name="ce10"/>
          <table:table-cell table:style-name="ce1"/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Err2K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>
            <text:p>ErrMaxK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>
            <text:p>Err2H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>
            <text:p>ErrMaxH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 table:style-name="ce10"/>
          <table:table-cell table:number-columns-repeated="1012"/>
        </table:table-row>
        <table:table-row table:style-name="ro3">
          <table:table-cell office:value-type="float" office:value="0.249117" calcext:value-type="float">
            <text:p>0.249117</text:p>
          </table:table-cell>
          <table:table-cell office:value-type="float" office:value="0.0605908" calcext:value-type="float">
            <text:p>0.0605908</text:p>
          </table:table-cell>
          <table:table-cell/>
          <table:table-cell office:value-type="float" office:value="0.0585884" calcext:value-type="float">
            <text:p>0.0585884</text:p>
          </table:table-cell>
          <table:table-cell/>
          <table:table-cell office:value-type="float" office:value="0.037736" calcext:value-type="float">
            <text:p>0.037736</text:p>
          </table:table-cell>
          <table:table-cell/>
          <table:table-cell office:value-type="float" office:value="0.13217" calcext:value-type="float">
            <text:p>0.13217</text:p>
          </table:table-cell>
          <table:table-cell/>
          <table:table-cell office:value-type="string" calcext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78909" calcext:value-type="float">
            <text:p>0.178909</text:p>
          </table:table-cell>
          <table:table-cell office:value-type="float" office:value="0.0304249" calcext:value-type="float">
            <text:p>0.0304249</text:p>
          </table:table-cell>
          <table:table-cell table:formula="of:=LOG([.B3]/[.B4])/LOG([.$A3]/[.$A4])" office:value-type="float" office:value="2.08092841315459" calcext:value-type="float">
            <text:p>2.0809284132</text:p>
          </table:table-cell>
          <table:table-cell office:value-type="float" office:value="0.0552849" calcext:value-type="float">
            <text:p>0.0552849</text:p>
          </table:table-cell>
          <table:table-cell table:formula="of:=LOG([.D3]/[.D4])/LOG([.$A3]/[.$A4])" office:value-type="float" office:value="0.175314065777003" calcext:value-type="float">
            <text:p>0.1753140658</text:p>
          </table:table-cell>
          <table:table-cell office:value-type="float" office:value="0.0224912" calcext:value-type="float">
            <text:p>0.0224912</text:p>
          </table:table-cell>
          <table:table-cell table:formula="of:=LOG([.F3]/[.F4])/LOG([.$A3]/[.$A4])" office:value-type="float" office:value="1.56320091727319" calcext:value-type="float">
            <text:p>1.5632009173</text:p>
          </table:table-cell>
          <table:table-cell office:value-type="float" office:value="0.0819829" calcext:value-type="float">
            <text:p>0.0819829</text:p>
          </table:table-cell>
          <table:table-cell table:formula="of:=LOG([.H3]/[.H4])/LOG([.$A3]/[.$A4])" office:value-type="float" office:value="1.442636957485" calcext:value-type="float">
            <text:p>1.4426369575</text:p>
          </table:table-cell>
          <table:table-cell office:value-type="string" calcext:value-type="string">
            <text:p>2k</text:p>
          </table:table-cell>
          <table:table-cell table:number-columns-repeated="1014"/>
        </table:table-row>
        <table:table-row table:style-name="ro3">
          <table:table-cell office:value-type="float" office:value="0.109365" calcext:value-type="float">
            <text:p>0.109365</text:p>
          </table:table-cell>
          <table:table-cell office:value-type="float" office:value="0.0117452" calcext:value-type="float">
            <text:p>0.0117452</text:p>
          </table:table-cell>
          <table:table-cell table:formula="of:=LOG([.B4]/[.B5])/LOG([.$A4]/[.$A5])" office:value-type="float" office:value="1.93385419647169" calcext:value-type="float">
            <text:p>1.9338541965</text:p>
          </table:table-cell>
          <table:table-cell office:value-type="float" office:value="0.053577" calcext:value-type="float">
            <text:p>0.053577</text:p>
          </table:table-cell>
          <table:table-cell table:formula="of:=LOG([.D4]/[.D5])/LOG([.$A4]/[.$A5])" office:value-type="float" office:value="0.0637562205054551" calcext:value-type="float">
            <text:p>0.0637562205</text:p>
          </table:table-cell>
          <table:table-cell office:value-type="float" office:value="0.0103995" calcext:value-type="float">
            <text:p>0.0103995</text:p>
          </table:table-cell>
          <table:table-cell table:formula="of:=LOG([.F4]/[.F5])/LOG([.$A4]/[.$A5])" office:value-type="float" office:value="1.56722416022845" calcext:value-type="float">
            <text:p>1.5672241602</text:p>
          </table:table-cell>
          <table:table-cell office:value-type="float" office:value="0.0354003" calcext:value-type="float">
            <text:p>0.0354003</text:p>
          </table:table-cell>
          <table:table-cell table:formula="of:=LOG([.H4]/[.H5])/LOG([.$A4]/[.$A5])" office:value-type="float" office:value="1.70624466718323" calcext:value-type="float">
            <text:p>1.7062446672</text:p>
          </table:table-cell>
          <table:table-cell office:value-type="string" calcext:value-type="string">
            <text:p>5k</text:p>
          </table:table-cell>
          <table:table-cell table:number-columns-repeated="1014"/>
        </table:table-row>
        <table:table-row table:style-name="ro3">
          <table:table-cell office:value-type="float" office:value="0.0784945" calcext:value-type="float">
            <text:p>0.0784945</text:p>
          </table:table-cell>
          <table:table-cell office:value-type="float" office:value="0.00648864" calcext:value-type="float">
            <text:p>0.00648864</text:p>
          </table:table-cell>
          <table:table-cell table:formula="of:=LOG([.B5]/[.B6])/LOG([.$A5]/[.$A6])" office:value-type="float" office:value="1.78914394416436" calcext:value-type="float">
            <text:p>1.7891439442</text:p>
          </table:table-cell>
          <table:table-cell office:value-type="float" office:value="0.0517027" calcext:value-type="float">
            <text:p>0.0517027</text:p>
          </table:table-cell>
          <table:table-cell table:formula="of:=LOG([.D5]/[.D6])/LOG([.$A5]/[.$A6])" office:value-type="float" office:value="0.107367829458015" calcext:value-type="float">
            <text:p>0.1073678295</text:p>
          </table:table-cell>
          <table:table-cell office:value-type="float" office:value="0.00589007" calcext:value-type="float">
            <text:p>0.00589007</text:p>
          </table:table-cell>
          <table:table-cell table:formula="of:=LOG([.F5]/[.F6])/LOG([.$A5]/[.$A6])" office:value-type="float" office:value="1.71406202811825" calcext:value-type="float">
            <text:p>1.7140620281</text:p>
          </table:table-cell>
          <table:table-cell office:value-type="float" office:value="0.0198031" calcext:value-type="float">
            <text:p>0.0198031</text:p>
          </table:table-cell>
          <table:table-cell table:formula="of:=LOG([.H5]/[.H6])/LOG([.$A5]/[.$A6])" office:value-type="float" office:value="1.75142520042222" calcext:value-type="float">
            <text:p>1.7514252004</text:p>
          </table:table-cell>
          <table:table-cell office:value-type="string" calcext:value-type="string">
            <text:p>10k</text:p>
          </table:table-cell>
          <table:table-cell table:number-columns-repeated="1014"/>
        </table:table-row>
        <table:table-row table:style-name="ro3">
          <table:table-cell office:value-type="float" office:value="0.0503854" calcext:value-type="float">
            <text:p>0.0503854</text:p>
          </table:table-cell>
          <table:table-cell office:value-type="float" office:value="0.00307695" calcext:value-type="float">
            <text:p>0.00307695</text:p>
          </table:table-cell>
          <table:table-cell table:formula="of:=LOG([.B6]/[.B7])/LOG([.$A6]/[.$A7])" office:value-type="float" office:value="1.6829877880363" calcext:value-type="float">
            <text:p>1.682987788</text:p>
          </table:table-cell>
          <table:table-cell office:value-type="float" office:value="0.0512228" calcext:value-type="float">
            <text:p>0.0512228</text:p>
          </table:table-cell>
          <table:table-cell table:formula="of:=LOG([.D6]/[.D7])/LOG([.$A6]/[.$A7])" office:value-type="float" office:value="0.0210347143883774" calcext:value-type="float">
            <text:p>0.0210347144</text:p>
          </table:table-cell>
          <table:table-cell office:value-type="float" office:value="0.0026113" calcext:value-type="float">
            <text:p>0.0026113</text:p>
          </table:table-cell>
          <table:table-cell table:formula="of:=LOG([.F6]/[.F7])/LOG([.$A6]/[.$A7])" office:value-type="float" office:value="1.8348070436407" calcext:value-type="float">
            <text:p>1.8348070436</text:p>
          </table:table-cell>
          <table:table-cell office:value-type="float" office:value="0.0171172" calcext:value-type="float">
            <text:p>0.0171172</text:p>
          </table:table-cell>
          <table:table-cell table:formula="of:=LOG([.H6]/[.H7])/LOG([.$A6]/[.$A7])" office:value-type="float" office:value="0.328774583177185" calcext:value-type="float">
            <text:p>0.3287745832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3">
          <table:table-cell office:value-type="float" office:value="0.0364551" calcext:value-type="float">
            <text:p>0.0364551</text:p>
          </table:table-cell>
          <table:table-cell office:value-type="float" office:value="0.00183794" calcext:value-type="float">
            <text:p>0.00183794</text:p>
          </table:table-cell>
          <table:table-cell table:formula="of:=LOG([.B7]/[.B8])/LOG([.$A7]/[.$A8])" office:value-type="float" office:value="1.59227901028282" calcext:value-type="float">
            <text:p>1.5922790103</text:p>
          </table:table-cell>
          <table:table-cell office:value-type="float" office:value="0.052223" calcext:value-type="float">
            <text:p>0.052223</text:p>
          </table:table-cell>
          <table:table-cell table:formula="of:=LOG([.D7]/[.D8])/LOG([.$A7]/[.$A8])" office:value-type="float" office:value="-0.059756073230094" calcext:value-type="float">
            <text:p>-0.0597560732</text:p>
          </table:table-cell>
          <table:table-cell office:value-type="float" office:value="0.00140573" calcext:value-type="float">
            <text:p>0.00140573</text:p>
          </table:table-cell>
          <table:table-cell table:formula="of:=LOG([.F7]/[.F8])/LOG([.$A7]/[.$A8])" office:value-type="float" office:value="1.91363722782707" calcext:value-type="float">
            <text:p>1.9136372278</text:p>
          </table:table-cell>
          <table:table-cell office:value-type="float" office:value="0.0164807" calcext:value-type="float">
            <text:p>0.0164807</text:p>
          </table:table-cell>
          <table:table-cell table:formula="of:=LOG([.H7]/[.H8])/LOG([.$A7]/[.$A8])" office:value-type="float" office:value="0.117093494740751" calcext:value-type="float">
            <text:p>0.1170934947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3">
          <table:table-cell office:value-type="float" office:value="0.0257207" calcext:value-type="float">
            <text:p>0.0257207</text:p>
          </table:table-cell>
          <table:table-cell office:value-type="float" office:value="0.00111634" calcext:value-type="float">
            <text:p>0.00111634</text:p>
          </table:table-cell>
          <table:table-cell table:formula="of:=LOG([.B8]/[.B9])/LOG([.$A8]/[.$A9])" office:value-type="float" office:value="1.42950397261357" calcext:value-type="float">
            <text:p>1.4295039726</text:p>
          </table:table-cell>
          <table:table-cell office:value-type="float" office:value="0.0519484" calcext:value-type="float">
            <text:p>0.0519484</text:p>
          </table:table-cell>
          <table:table-cell table:formula="of:=LOG([.D8]/[.D9])/LOG([.$A8]/[.$A9])" office:value-type="float" office:value="0.0151155836725354" calcext:value-type="float">
            <text:p>0.0151155837</text:p>
          </table:table-cell>
          <table:table-cell office:value-type="float" office:value="0.000726692" calcext:value-type="float">
            <text:p>0.000726692</text:p>
          </table:table-cell>
          <table:table-cell table:formula="of:=LOG([.F8]/[.F9])/LOG([.$A8]/[.$A9])" office:value-type="float" office:value="1.89173506806191" calcext:value-type="float">
            <text:p>1.8917350681</text:p>
          </table:table-cell>
          <table:table-cell office:value-type="float" office:value="0.0162289" calcext:value-type="float">
            <text:p>0.0162289</text:p>
          </table:table-cell>
          <table:table-cell table:formula="of:=LOG([.H8]/[.H9])/LOG([.$A8]/[.$A9])" office:value-type="float" office:value="0.0441429095675888" calcext:value-type="float">
            <text:p>0.0441429096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office:value-type="float" office:value="0.0167543" calcext:value-type="float">
            <text:p>0.0167543</text:p>
          </table:table-cell>
          <table:table-cell office:value-type="float" office:value="0.0006237" calcext:value-type="float">
            <text:p>0.0006237</text:p>
          </table:table-cell>
          <table:table-cell table:formula="of:=LOG([.B9]/[.B10])/LOG([.$A9]/[.$A10])" office:value-type="float" office:value="1.35810861996622" calcext:value-type="float">
            <text:p>1.35810862</text:p>
          </table:table-cell>
          <table:table-cell office:value-type="float" office:value="0.0534929" calcext:value-type="float">
            <text:p>0.0534929</text:p>
          </table:table-cell>
          <table:table-cell table:formula="of:=LOG([.D9]/[.D10])/LOG([.$A9]/[.$A10])" office:value-type="float" office:value="-0.0683509154158864" calcext:value-type="float">
            <text:p>-0.0683509154</text:p>
          </table:table-cell>
          <table:table-cell office:value-type="float" office:value="0.00032242" calcext:value-type="float">
            <text:p>0.00032242</text:p>
          </table:table-cell>
          <table:table-cell table:formula="of:=LOG([.F9]/[.F10])/LOG([.$A9]/[.$A10])" office:value-type="float" office:value="1.89586940270213" calcext:value-type="float">
            <text:p>1.8958694027</text:p>
          </table:table-cell>
          <table:table-cell office:value-type="float" office:value="0.0156743" calcext:value-type="float">
            <text:p>0.0156743</text:p>
          </table:table-cell>
          <table:table-cell table:formula="of:=LOG([.H9]/[.H10])/LOG([.$A9]/[.$A10])" office:value-type="float" office:value="0.0811195406238109" calcext:value-type="float">
            <text:p>0.0811195406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" office:value-type="string" calcext:value-type="string">
            <text:p>Weingarten:</text:p>
          </table:table-cell>
          <table:table-cell table:style-name="ce1" office:value-type="string" calcext:value-type="string" table:number-columns-spanned="4" table:number-rows-spanned="1">
            <text:p>k1 * k2</text:p>
          </table:table-cell>
          <table:covered-table-cell table:number-columns-repeated="3" table:style-name="ce10"/>
          <table:table-cell table:style-name="ce1" office:value-type="string" calcext:value-type="string" table:number-columns-spanned="4" table:number-rows-spanned="1">
            <text:p>0.5 * (k1 + k2)</text:p>
          </table:table-cell>
          <table:covered-table-cell table:number-columns-repeated="3" table:style-name="ce10"/>
          <table:table-cell table:style-name="ce10"/>
          <table:table-cell table:number-columns-repeated="1014"/>
        </table:table-row>
        <table:table-row table:style-name="ro3"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Err2K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>
            <text:p>ErrMaxK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>
            <text:p>Err2H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>
            <text:p>ErrMaxH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3">
          <table:table-cell office:value-type="float" office:value="0.249117" calcext:value-type="float">
            <text:p>0.249117</text:p>
          </table:table-cell>
          <table:table-cell office:value-type="float" office:value="0.209717" calcext:value-type="float">
            <text:p>0.209717</text:p>
          </table:table-cell>
          <table:table-cell/>
          <table:table-cell office:value-type="float" office:value="0.47307" calcext:value-type="float">
            <text:p>0.47307</text:p>
          </table:table-cell>
          <table:table-cell/>
          <table:table-cell office:value-type="float" office:value="0.0968374" calcext:value-type="float">
            <text:p>0.0968374</text:p>
          </table:table-cell>
          <table:table-cell/>
          <table:table-cell office:value-type="float" office:value="0.321923" calcext:value-type="float">
            <text:p>0.321923</text:p>
          </table:table-cell>
          <table:table-cell/>
          <table:table-cell office:value-type="string" calcext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78909" calcext:value-type="float">
            <text:p>0.178909</text:p>
          </table:table-cell>
          <table:table-cell office:value-type="float" office:value="0.139978" calcext:value-type="float">
            <text:p>0.139978</text:p>
          </table:table-cell>
          <table:table-cell table:formula="of:=LOG([.B15]/[.B16])/LOG([.$A15]/[.$A16])" office:value-type="float" office:value="1.22120341602966" calcext:value-type="float">
            <text:p>1.221203416</text:p>
          </table:table-cell>
          <table:table-cell office:value-type="float" office:value="0.326632" calcext:value-type="float">
            <text:p>0.326632</text:p>
          </table:table-cell>
          <table:table-cell table:formula="of:=LOG([.D15]/[.D16])/LOG([.$A15]/[.$A16])" office:value-type="float" office:value="1.11890770547588" calcext:value-type="float">
            <text:p>1.1189077055</text:p>
          </table:table-cell>
          <table:table-cell office:value-type="float" office:value="0.0639814" calcext:value-type="float">
            <text:p>0.0639814</text:p>
          </table:table-cell>
          <table:table-cell table:formula="of:=LOG([.F15]/[.F16])/LOG([.$A15]/[.$A16])" office:value-type="float" office:value="1.25191561660033" calcext:value-type="float">
            <text:p>1.2519156166</text:p>
          </table:table-cell>
          <table:table-cell office:value-type="float" office:value="0.219472" calcext:value-type="float">
            <text:p>0.219472</text:p>
          </table:table-cell>
          <table:table-cell table:formula="of:=LOG([.H15]/[.H16])/LOG([.$A15]/[.$A16])" office:value-type="float" office:value="1.15720611348096" calcext:value-type="float">
            <text:p>1.1572061135</text:p>
          </table:table-cell>
          <table:table-cell office:value-type="string" calcext:value-type="string">
            <text:p>2k</text:p>
          </table:table-cell>
          <table:table-cell table:number-columns-repeated="1014"/>
        </table:table-row>
        <table:table-row table:style-name="ro3">
          <table:table-cell office:value-type="float" office:value="0.109365" calcext:value-type="float">
            <text:p>0.109365</text:p>
          </table:table-cell>
          <table:table-cell office:value-type="float" office:value="0.0689603" calcext:value-type="float">
            <text:p>0.0689603</text:p>
          </table:table-cell>
          <table:table-cell table:formula="of:=LOG([.B16]/[.B17])/LOG([.$A16]/[.$A17])" office:value-type="float" office:value="1.43838658003368" calcext:value-type="float">
            <text:p>1.43838658</text:p>
          </table:table-cell>
          <table:table-cell office:value-type="float" office:value="0.157128" calcext:value-type="float">
            <text:p>0.157128</text:p>
          </table:table-cell>
          <table:table-cell table:formula="of:=LOG([.D16]/[.D17])/LOG([.$A16]/[.$A17])" office:value-type="float" office:value="1.48678106053332" calcext:value-type="float">
            <text:p>1.4867810605</text:p>
          </table:table-cell>
          <table:table-cell office:value-type="float" office:value="0.0307902" calcext:value-type="float">
            <text:p>0.0307902</text:p>
          </table:table-cell>
          <table:table-cell table:formula="of:=LOG([.F16]/[.F17])/LOG([.$A16]/[.$A17])" office:value-type="float" office:value="1.48601420364401" calcext:value-type="float">
            <text:p>1.4860142036</text:p>
          </table:table-cell>
          <table:table-cell office:value-type="float" office:value="0.105216" calcext:value-type="float">
            <text:p>0.105216</text:p>
          </table:table-cell>
          <table:table-cell table:formula="of:=LOG([.H16]/[.H17])/LOG([.$A16]/[.$A17])" office:value-type="float" office:value="1.49376192538362" calcext:value-type="float">
            <text:p>1.4937619254</text:p>
          </table:table-cell>
          <table:table-cell office:value-type="string" calcext:value-type="string">
            <text:p>5k</text:p>
          </table:table-cell>
          <table:table-cell table:number-columns-repeated="1014"/>
        </table:table-row>
        <table:table-row table:style-name="ro3">
          <table:table-cell office:value-type="float" office:value="0.0784945" calcext:value-type="float">
            <text:p>0.0784945</text:p>
          </table:table-cell>
          <table:table-cell office:value-type="float" office:value="0.0397115" calcext:value-type="float">
            <text:p>0.0397115</text:p>
          </table:table-cell>
          <table:table-cell table:formula="of:=LOG([.B17]/[.B18])/LOG([.$A17]/[.$A18])" office:value-type="float" office:value="1.66401206809934" calcext:value-type="float">
            <text:p>1.6640120681</text:p>
          </table:table-cell>
          <table:table-cell office:value-type="float" office:value="0.0915163" calcext:value-type="float">
            <text:p>0.0915163</text:p>
          </table:table-cell>
          <table:table-cell table:formula="of:=LOG([.D17]/[.D18])/LOG([.$A17]/[.$A18])" office:value-type="float" office:value="1.62980107919156" calcext:value-type="float">
            <text:p>1.6298010792</text:p>
          </table:table-cell>
          <table:table-cell office:value-type="float" office:value="0.0175462" calcext:value-type="float">
            <text:p>0.0175462</text:p>
          </table:table-cell>
          <table:table-cell table:formula="of:=LOG([.F17]/[.F18])/LOG([.$A17]/[.$A18])" office:value-type="float" office:value="1.69557699180157" calcext:value-type="float">
            <text:p>1.6955769918</text:p>
          </table:table-cell>
          <table:table-cell office:value-type="float" office:value="0.0610161" calcext:value-type="float">
            <text:p>0.0610161</text:p>
          </table:table-cell>
          <table:table-cell table:formula="of:=LOG([.H17]/[.H18])/LOG([.$A17]/[.$A18])" office:value-type="float" office:value="1.64286844985149" calcext:value-type="float">
            <text:p>1.6428684499</text:p>
          </table:table-cell>
          <table:table-cell office:value-type="string" calcext:value-type="string">
            <text:p>10k</text:p>
          </table:table-cell>
          <table:table-cell table:number-columns-repeated="1014"/>
        </table:table-row>
        <table:table-row table:style-name="ro3">
          <table:table-cell office:value-type="float" office:value="0.0503854" calcext:value-type="float">
            <text:p>0.0503854</text:p>
          </table:table-cell>
          <table:table-cell office:value-type="float" office:value="0.0177063" calcext:value-type="float">
            <text:p>0.0177063</text:p>
          </table:table-cell>
          <table:table-cell table:formula="of:=LOG([.B18]/[.B19])/LOG([.$A18]/[.$A19])" office:value-type="float" office:value="1.82195109465776" calcext:value-type="float">
            <text:p>1.8219510947</text:p>
          </table:table-cell>
          <table:table-cell office:value-type="float" office:value="0.0404486" calcext:value-type="float">
            <text:p>0.0404486</text:p>
          </table:table-cell>
          <table:table-cell table:formula="of:=LOG([.D18]/[.D19])/LOG([.$A18]/[.$A19])" office:value-type="float" office:value="1.84172149944922" calcext:value-type="float">
            <text:p>1.8417214994</text:p>
          </table:table-cell>
          <table:table-cell office:value-type="float" office:value="0.00775927" calcext:value-type="float">
            <text:p>0.00775927</text:p>
          </table:table-cell>
          <table:table-cell table:formula="of:=LOG([.F18]/[.F19])/LOG([.$A18]/[.$A19])" office:value-type="float" office:value="1.84051263682342" calcext:value-type="float">
            <text:p>1.8405126368</text:p>
          </table:table-cell>
          <table:table-cell office:value-type="float" office:value="0.0269507" calcext:value-type="float">
            <text:p>0.0269507</text:p>
          </table:table-cell>
          <table:table-cell table:formula="of:=LOG([.H18]/[.H19])/LOG([.$A18]/[.$A19])" office:value-type="float" office:value="1.84317285783037" calcext:value-type="float">
            <text:p>1.8431728578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3">
          <table:table-cell office:value-type="float" office:value="0.0364551" calcext:value-type="float">
            <text:p>0.0364551</text:p>
          </table:table-cell>
          <table:table-cell office:value-type="float" office:value="0.00952316" calcext:value-type="float">
            <text:p>0.00952316</text:p>
          </table:table-cell>
          <table:table-cell table:formula="of:=LOG([.B19]/[.B20])/LOG([.$A19]/[.$A20])" office:value-type="float" office:value="1.91642550081953" calcext:value-type="float">
            <text:p>1.9164255008</text:p>
          </table:table-cell>
          <table:table-cell office:value-type="float" office:value="0.0216735" calcext:value-type="float">
            <text:p>0.0216735</text:p>
          </table:table-cell>
          <table:table-cell table:formula="of:=LOG([.D19]/[.D20])/LOG([.$A19]/[.$A20])" office:value-type="float" office:value="1.92800677893831" calcext:value-type="float">
            <text:p>1.9280067789</text:p>
          </table:table-cell>
          <table:table-cell office:value-type="float" office:value="0.00415056" calcext:value-type="float">
            <text:p>0.00415056</text:p>
          </table:table-cell>
          <table:table-cell table:formula="of:=LOG([.F19]/[.F20])/LOG([.$A19]/[.$A20])" office:value-type="float" office:value="1.93326997685043" calcext:value-type="float">
            <text:p>1.9332699769</text:p>
          </table:table-cell>
          <table:table-cell office:value-type="float" office:value="0.0144433" calcext:value-type="float">
            <text:p>0.0144433</text:p>
          </table:table-cell>
          <table:table-cell table:formula="of:=LOG([.H19]/[.H20])/LOG([.$A19]/[.$A20])" office:value-type="float" office:value="1.92750284135533" calcext:value-type="float">
            <text:p>1.9275028414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3">
          <table:table-cell office:value-type="float" office:value="0.0257207" calcext:value-type="float">
            <text:p>0.0257207</text:p>
          </table:table-cell>
          <table:table-cell office:value-type="float" office:value="0.00482189" calcext:value-type="float">
            <text:p>0.00482189</text:p>
          </table:table-cell>
          <table:table-cell table:formula="of:=LOG([.B20]/[.B21])/LOG([.$A20]/[.$A21])" office:value-type="float" office:value="1.95123147206087" calcext:value-type="float">
            <text:p>1.9512314721</text:p>
          </table:table-cell>
          <table:table-cell office:value-type="float" office:value="0.0109678" calcext:value-type="float">
            <text:p>0.0109678</text:p>
          </table:table-cell>
          <table:table-cell table:formula="of:=LOG([.D20]/[.D21])/LOG([.$A20]/[.$A21])" office:value-type="float" office:value="1.95285381640528" calcext:value-type="float">
            <text:p>1.9528538164</text:p>
          </table:table-cell>
          <table:table-cell office:value-type="float" office:value="0.00209925" calcext:value-type="float">
            <text:p>0.00209925</text:p>
          </table:table-cell>
          <table:table-cell table:formula="of:=LOG([.F20]/[.F21])/LOG([.$A20]/[.$A21])" office:value-type="float" office:value="1.95439206357537" calcext:value-type="float">
            <text:p>1.9543920636</text:p>
          </table:table-cell>
          <table:table-cell office:value-type="float" office:value="0.00730565" calcext:value-type="float">
            <text:p>0.00730565</text:p>
          </table:table-cell>
          <table:table-cell table:formula="of:=LOG([.H20]/[.H21])/LOG([.$A20]/[.$A21])" office:value-type="float" office:value="1.95416123672756" calcext:value-type="float">
            <text:p>1.9541612367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office:value-type="float" office:value="0.0167543" calcext:value-type="float">
            <text:p>0.0167543</text:p>
          </table:table-cell>
          <table:table-cell office:value-type="float" office:value="0.00206855" calcext:value-type="float">
            <text:p>0.00206855</text:p>
          </table:table-cell>
          <table:table-cell table:formula="of:=LOG([.B21]/[.B22])/LOG([.$A21]/[.$A22])" office:value-type="float" office:value="1.9744208935465" calcext:value-type="float">
            <text:p>1.9744208935</text:p>
          </table:table-cell>
          <table:table-cell office:value-type="float" office:value="0.00471233" calcext:value-type="float">
            <text:p>0.00471233</text:p>
          </table:table-cell>
          <table:table-cell table:formula="of:=LOG([.D21]/[.D22])/LOG([.$A21]/[.$A22])" office:value-type="float" office:value="1.97083547204597" calcext:value-type="float">
            <text:p>1.970835472</text:p>
          </table:table-cell>
          <table:table-cell office:value-type="float" office:value="0.00089715" calcext:value-type="float">
            <text:p>0.00089715</text:p>
          </table:table-cell>
          <table:table-cell table:formula="of:=LOG([.F21]/[.F22])/LOG([.$A21]/[.$A22])" office:value-type="float" office:value="1.98327271760155" calcext:value-type="float">
            <text:p>1.9832727176</text:p>
          </table:table-cell>
          <table:table-cell office:value-type="float" office:value="0.00313838" calcext:value-type="float">
            <text:p>0.00313838</text:p>
          </table:table-cell>
          <table:table-cell table:formula="of:=LOG([.H21]/[.H22])/LOG([.$A21]/[.$A22])" office:value-type="float" office:value="1.97120885848182" calcext:value-type="float">
            <text:p>1.9712088585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here" table:style-name="ta1">
        <table:table-column table:style-name="co1" table:number-columns-repeated="1024" table:default-cell-style-name="ce16"/>
        <table:table-row table:style-name="ro3">
          <table:table-cell table:style-name="ce15"/>
          <table:table-cell table:style-name="ce15" office:value-type="string" calcext:value-type="string" table:number-columns-spanned="4" table:number-rows-spanned="1">
            <text:p>Gauss-Bonnet</text:p>
          </table:table-cell>
          <table:covered-table-cell table:style-name="ce17"/>
          <table:covered-table-cell table:style-name="ce15"/>
          <table:covered-table-cell table:style-name="ce17"/>
          <table:table-cell table:style-name="ce15" office:value-type="string" calcext:value-type="string" table:number-columns-spanned="4" table:number-rows-spanned="1">
            <text:p>Laplace(X)</text:p>
          </table:table-cell>
          <table:covered-table-cell table:style-name="ce17"/>
          <table:covered-table-cell table:style-name="ce15"/>
          <table:covered-table-cell table:style-name="ce17"/>
          <table:table-cell table:style-name="ce15"/>
          <table:table-cell table:style-name="ce17" table:number-columns-repeated="2"/>
          <table:table-cell table:number-columns-repeated="1012"/>
        </table:table-row>
        <table:table-row table:style-name="ro3">
          <table:table-cell table:style-name="ce15" office:value-type="string" calcext:value-type="string">
            <text:p>hMax</text:p>
          </table:table-cell>
          <table:table-cell table:style-name="ce15" office:value-type="string" calcext:value-type="string">
            <text:p>Err2K</text:p>
          </table:table-cell>
          <table:table-cell table:style-name="ce17" office:value-type="string" calcext:value-type="string">
            <text:p>EOC</text:p>
          </table:table-cell>
          <table:table-cell table:style-name="ce15" office:value-type="string" calcext:value-type="string">
            <text:p>ErrMaxK</text:p>
          </table:table-cell>
          <table:table-cell table:style-name="ce17" office:value-type="string" calcext:value-type="string">
            <text:p>EOC</text:p>
          </table:table-cell>
          <table:table-cell table:style-name="ce15" office:value-type="string" calcext:value-type="string">
            <text:p>Err2H</text:p>
          </table:table-cell>
          <table:table-cell table:style-name="ce17" office:value-type="string" calcext:value-type="string">
            <text:p>EOC</text:p>
          </table:table-cell>
          <table:table-cell table:style-name="ce15" office:value-type="string" calcext:value-type="string">
            <text:p>ErrMaxH</text:p>
          </table:table-cell>
          <table:table-cell table:style-name="ce17" office:value-type="string" calcext:value-type="string">
            <text:p>EOC</text:p>
          </table:table-cell>
          <table:table-cell table:style-name="ce15" office:value-type="string" calcext:value-type="string" table:number-columns-spanned="3" table:number-rows-spanned="1">
            <text:p>Bem.</text:p>
          </table:table-cell>
          <table:covered-table-cell table:number-columns-repeated="2" table:style-name="ce17"/>
          <table:table-cell table:number-columns-repeated="1012"/>
        </table:table-row>
        <table:table-row table:style-name="ro3">
          <table:table-cell office:value-type="float" office:value="0.152342" calcext:value-type="float">
            <text:p>1.523E-1</text:p>
          </table:table-cell>
          <table:table-cell office:value-type="float" office:value="0.00310071" calcext:value-type="float">
            <text:p>3.101E-3</text:p>
          </table:table-cell>
          <table:table-cell/>
          <table:table-cell office:value-type="float" office:value="0.00358263" calcext:value-type="float">
            <text:p>3.583E-3</text:p>
          </table:table-cell>
          <table:table-cell/>
          <table:table-cell office:value-type="float" office:value="0.00000455003" calcext:value-type="float">
            <text:p>4.550E-6</text:p>
          </table:table-cell>
          <table:table-cell/>
          <table:table-cell office:value-type="float" office:value="0.0000101598" calcext:value-type="float">
            <text:p>1.016E-5</text:p>
          </table:table-cell>
          <table:table-cell/>
          <table:table-cell office:value-type="string" calcext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08972" calcext:value-type="float">
            <text:p>1.090E-1</text:p>
          </table:table-cell>
          <table:table-cell office:value-type="float" office:value="0.00158275" calcext:value-type="float">
            <text:p>1.583E-3</text:p>
          </table:table-cell>
          <table:table-cell table:formula="of:=LOG([.B3]/[.B4])/LOG([.$A3]/[.$A4])" office:value-type="float" office:value="2.00714317261453" calcext:value-type="float">
            <text:p>2.007E+0</text:p>
          </table:table-cell>
          <table:table-cell office:value-type="float" office:value="0.00184379" calcext:value-type="float">
            <text:p>1.844E-3</text:p>
          </table:table-cell>
          <table:table-cell table:formula="of:=LOG([.D3]/[.D4])/LOG([.$A3]/[.$A4])" office:value-type="float" office:value="1.98268812827659" calcext:value-type="float">
            <text:p>1.983E+0</text:p>
          </table:table-cell>
          <table:table-cell office:value-type="float" office:value="0.00000135164" calcext:value-type="float">
            <text:p>1.352E-6</text:p>
          </table:table-cell>
          <table:table-cell table:formula="of:=LOG([.F3]/[.F4])/LOG([.$A3]/[.$A4])" office:value-type="float" office:value="3.62292841147241" calcext:value-type="float">
            <text:p>3.623E+0</text:p>
          </table:table-cell>
          <table:table-cell office:value-type="float" office:value="0.00000277793" calcext:value-type="float">
            <text:p>2.778E-6</text:p>
          </table:table-cell>
          <table:table-cell table:formula="of:=LOG([.H3]/[.H4])/LOG([.$A3]/[.$A4])" office:value-type="float" office:value="3.87041614671789" calcext:value-type="float">
            <text:p>3.870E+0</text:p>
          </table:table-cell>
          <table:table-cell office:value-type="string" calcext:value-type="string">
            <text:p>2k</text:p>
          </table:table-cell>
          <table:table-cell table:number-columns-repeated="1014"/>
        </table:table-row>
        <table:table-row table:style-name="ro3">
          <table:table-cell office:value-type="float" office:value="0.0663925" calcext:value-type="float">
            <text:p>6.639E-2</text:p>
          </table:table-cell>
          <table:table-cell office:value-type="float" office:value="0.000586641" calcext:value-type="float">
            <text:p>5.866E-4</text:p>
          </table:table-cell>
          <table:table-cell table:formula="of:=LOG([.B4]/[.B5])/LOG([.$A4]/[.$A5])" office:value-type="float" office:value="2.00301172538025" calcext:value-type="float">
            <text:p>2.003E+0</text:p>
          </table:table-cell>
          <table:table-cell office:value-type="float" office:value="0.000687138" calcext:value-type="float">
            <text:p>6.871E-4</text:p>
          </table:table-cell>
          <table:table-cell table:formula="of:=LOG([.D4]/[.D5])/LOG([.$A4]/[.$A5])" office:value-type="float" office:value="1.99198725328889" calcext:value-type="float">
            <text:p>1.992E+0</text:p>
          </table:table-cell>
          <table:table-cell office:value-type="float" office:value="0.000000210806" calcext:value-type="float">
            <text:p>2.108E-7</text:p>
          </table:table-cell>
          <table:table-cell table:formula="of:=LOG([.F4]/[.F5])/LOG([.$A4]/[.$A5])" office:value-type="float" office:value="3.74996953916367" calcext:value-type="float">
            <text:p>3.750E+0</text:p>
          </table:table-cell>
          <table:table-cell office:value-type="float" office:value="0.000000416231" calcext:value-type="float">
            <text:p>4.162E-7</text:p>
          </table:table-cell>
          <table:table-cell table:formula="of:=LOG([.H4]/[.H5])/LOG([.$A4]/[.$A5])" office:value-type="float" office:value="3.83086702640269" calcext:value-type="float">
            <text:p>3.831E+0</text:p>
          </table:table-cell>
          <table:table-cell office:value-type="string" calcext:value-type="string">
            <text:p>5k</text:p>
          </table:table-cell>
          <table:table-cell table:number-columns-repeated="1014"/>
        </table:table-row>
        <table:table-row table:style-name="ro3">
          <table:table-cell office:value-type="float" office:value="0.0477329" calcext:value-type="float">
            <text:p>4.773E-2</text:p>
          </table:table-cell>
          <table:table-cell office:value-type="float" office:value="0.000303095" calcext:value-type="float">
            <text:p>3.031E-4</text:p>
          </table:table-cell>
          <table:table-cell table:formula="of:=LOG([.B5]/[.B6])/LOG([.$A5]/[.$A6])" office:value-type="float" office:value="2.00133451030166" calcext:value-type="float">
            <text:p>2.001E+0</text:p>
          </table:table-cell>
          <table:table-cell office:value-type="float" office:value="0.000355539" calcext:value-type="float">
            <text:p>3.555E-4</text:p>
          </table:table-cell>
          <table:table-cell table:formula="of:=LOG([.D5]/[.D6])/LOG([.$A5]/[.$A6])" office:value-type="float" office:value="1.99688988407431" calcext:value-type="float">
            <text:p>1.997E+0</text:p>
          </table:table-cell>
          <table:table-cell office:value-type="float" office:value="0.0000000603422" calcext:value-type="float">
            <text:p>6.034E-8</text:p>
          </table:table-cell>
          <table:table-cell table:formula="of:=LOG([.F5]/[.F6])/LOG([.$A5]/[.$A6])" office:value-type="float" office:value="3.79104865513915" calcext:value-type="float">
            <text:p>3.791E+0</text:p>
          </table:table-cell>
          <table:table-cell office:value-type="float" office:value="0.000000145206" calcext:value-type="float">
            <text:p>1.452E-7</text:p>
          </table:table-cell>
          <table:table-cell table:formula="of:=LOG([.H5]/[.H6])/LOG([.$A5]/[.$A6])" office:value-type="float" office:value="3.19152843903982" calcext:value-type="float">
            <text:p>3.192E+0</text:p>
          </table:table-cell>
          <table:table-cell office:value-type="string" calcext:value-type="string">
            <text:p>10k</text:p>
          </table:table-cell>
          <table:table-cell table:number-columns-repeated="1014"/>
        </table:table-row>
        <table:table-row table:style-name="ro3">
          <table:table-cell office:value-type="float" office:value="0.0305541" calcext:value-type="float">
            <text:p>3.055E-2</text:p>
          </table:table-cell>
          <table:table-cell office:value-type="float" office:value="0.000124157" calcext:value-type="float">
            <text:p>1.242E-4</text:p>
          </table:table-cell>
          <table:table-cell table:formula="of:=LOG([.B6]/[.B7])/LOG([.$A6]/[.$A7])" office:value-type="float" office:value="2.00057245417507" calcext:value-type="float">
            <text:p>2.001E+0</text:p>
          </table:table-cell>
          <table:table-cell office:value-type="float" office:value="0.000145792" calcext:value-type="float">
            <text:p>1.458E-4</text:p>
          </table:table-cell>
          <table:table-cell table:formula="of:=LOG([.D6]/[.D7])/LOG([.$A6]/[.$A7])" office:value-type="float" office:value="1.99822916140783" calcext:value-type="float">
            <text:p>1.998E+0</text:p>
          </table:table-cell>
          <table:table-cell office:value-type="float" office:value="0.0000000121737" calcext:value-type="float">
            <text:p>1.217E-8</text:p>
          </table:table-cell>
          <table:table-cell table:formula="of:=LOG([.F6]/[.F7])/LOG([.$A6]/[.$A7])" office:value-type="float" office:value="3.58815254328001" calcext:value-type="float">
            <text:p>3.588E+0</text:p>
          </table:table-cell>
          <table:table-cell office:value-type="float" office:value="0.0000000384554" calcext:value-type="float">
            <text:p>3.846E-8</text:p>
          </table:table-cell>
          <table:table-cell table:formula="of:=LOG([.H6]/[.H7])/LOG([.$A6]/[.$A7])" office:value-type="float" office:value="2.97823080102096" calcext:value-type="float">
            <text:p>2.978E+0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3">
          <table:table-cell office:value-type="float" office:value="0.0215183" calcext:value-type="float">
            <text:p>2.152E-2</text:p>
          </table:table-cell>
          <table:table-cell office:value-type="float" office:value="0.0000615754" calcext:value-type="float">
            <text:p>6.158E-5</text:p>
          </table:table-cell>
          <table:table-cell table:formula="of:=LOG([.B7]/[.B8])/LOG([.$A7]/[.$A8])" office:value-type="float" office:value="2.00026857120385" calcext:value-type="float">
            <text:p>2.000E+0</text:p>
          </table:table-cell>
          <table:table-cell office:value-type="float" office:value="0.0000723307" calcext:value-type="float">
            <text:p>7.233E-5</text:p>
          </table:table-cell>
          <table:table-cell table:formula="of:=LOG([.D7]/[.D8])/LOG([.$A7]/[.$A8])" office:value-type="float" office:value="1.9992640965511" calcext:value-type="float">
            <text:p>1.999E+0</text:p>
          </table:table-cell>
          <table:table-cell office:value-type="float" office:value="0.00000000388693" calcext:value-type="float">
            <text:p>3.887E-9</text:p>
          </table:table-cell>
          <table:table-cell table:formula="of:=LOG([.F7]/[.F8])/LOG([.$A7]/[.$A8])" office:value-type="float" office:value="3.25634354635556" calcext:value-type="float">
            <text:p>3.256E+0</text:p>
          </table:table-cell>
          <table:table-cell office:value-type="float" office:value="0.0000000254446" calcext:value-type="float">
            <text:p>2.544E-8</text:p>
          </table:table-cell>
          <table:table-cell table:formula="of:=LOG([.H7]/[.H8])/LOG([.$A7]/[.$A8])" office:value-type="float" office:value="1.17798432776315" calcext:value-type="float">
            <text:p>1.178E+0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ab hier e-20 für bicgstab2 wegen laplace-fehler</text:p>
          </table:table-cell>
          <table:table-cell table:number-columns-repeated="1013"/>
        </table:table-row>
        <table:table-row table:style-name="ro3">
          <table:table-cell office:value-type="float" office:value="0.0152791" calcext:value-type="float">
            <text:p>1.528E-2</text:p>
          </table:table-cell>
          <table:table-cell office:value-type="float" office:value="0.0000310406" calcext:value-type="float">
            <text:p>3.104E-5</text:p>
          </table:table-cell>
          <table:table-cell table:formula="of:=LOG([.B8]/[.B9])/LOG([.$A8]/[.$A9])" office:value-type="float" office:value="2.00038171573263" calcext:value-type="float">
            <text:p>2.000E+0</text:p>
          </table:table-cell>
          <table:table-cell office:value-type="float" office:value="0.0000364689" calcext:value-type="float">
            <text:p>3.647E-5</text:p>
          </table:table-cell>
          <table:table-cell table:formula="of:=LOG([.D8]/[.D9])/LOG([.$A8]/[.$A9])" office:value-type="float" office:value="1.99986305407339" calcext:value-type="float">
            <text:p>2.000E+0</text:p>
          </table:table-cell>
          <table:table-cell office:value-type="float" office:value="0.00000000154939" calcext:value-type="float">
            <text:p>1.549E-9</text:p>
          </table:table-cell>
          <table:table-cell table:formula="of:=LOG([.F8]/[.F9])/LOG([.$A8]/[.$A9])" office:value-type="float" office:value="2.68607003411224" calcext:value-type="float">
            <text:p>2.686E+0</text:p>
          </table:table-cell>
          <table:table-cell office:value-type="float" office:value="0.0000000153638" calcext:value-type="float">
            <text:p>1.536E-8</text:p>
          </table:table-cell>
          <table:table-cell table:formula="of:=LOG([.H8]/[.H9])/LOG([.$A8]/[.$A9])" office:value-type="float" office:value="1.4733152500161" calcext:value-type="float">
            <text:p>1.473E+0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office:value-type="float" office:value="0.00967015" calcext:value-type="float">
            <text:p>9.670E-3</text:p>
          </table:table-cell>
          <table:table-cell office:value-type="float" office:value="0.0000124342" calcext:value-type="float">
            <text:p>1.243E-5</text:p>
          </table:table-cell>
          <table:table-cell table:formula="of:=LOG([.B9]/[.B10])/LOG([.$A9]/[.$A10])" office:value-type="float" office:value="1.99991510158334" calcext:value-type="float">
            <text:p>2.000E+0</text:p>
          </table:table-cell>
          <table:table-cell office:value-type="float" office:value="0.0000146107" calcext:value-type="float">
            <text:p>1.461E-5</text:p>
          </table:table-cell>
          <table:table-cell table:formula="of:=LOG([.D9]/[.D10])/LOG([.$A9]/[.$A10])" office:value-type="float" office:value="1.99960997268125" calcext:value-type="float">
            <text:p>2.000E+0</text:p>
          </table:table-cell>
          <table:table-cell office:value-type="float" office:value="0.000000000513684" calcext:value-type="float">
            <text:p>5.137E-10</text:p>
          </table:table-cell>
          <table:table-cell table:formula="of:=LOG([.F9]/[.F10])/LOG([.$A9]/[.$A10])" office:value-type="float" office:value="2.41343853049993" calcext:value-type="float">
            <text:p>2.413E+0</text:p>
          </table:table-cell>
          <table:table-cell office:value-type="float" office:value="0.00000000713364" calcext:value-type="float">
            <text:p>7.134E-9</text:p>
          </table:table-cell>
          <table:table-cell table:formula="of:=LOG([.H9]/[.H10])/LOG([.$A9]/[.$A10])" office:value-type="float" office:value="1.67713583105711" calcext:value-type="float">
            <text:p>1.677E+0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5" office:value-type="string" calcext:value-type="string">
            <text:p>Weingarten:</text:p>
          </table:table-cell>
          <table:table-cell table:style-name="ce15" office:value-type="string" calcext:value-type="string" table:number-columns-spanned="4" table:number-rows-spanned="1">
            <text:p>k1 * k2</text:p>
          </table:table-cell>
          <table:covered-table-cell table:number-columns-repeated="3" table:style-name="ce17"/>
          <table:table-cell table:style-name="ce15" office:value-type="string" calcext:value-type="string" table:number-columns-spanned="4" table:number-rows-spanned="1">
            <text:p>0.5 * (k1 + k2)</text:p>
          </table:table-cell>
          <table:covered-table-cell table:number-columns-repeated="3" table:style-name="ce17"/>
          <table:table-cell table:style-name="ce17" table:number-columns-repeated="3"/>
          <table:table-cell table:number-columns-repeated="1012"/>
        </table:table-row>
        <table:table-row table:style-name="ro3">
          <table:table-cell table:style-name="ce15" office:value-type="string" calcext:value-type="string">
            <text:p>hMax</text:p>
          </table:table-cell>
          <table:table-cell table:style-name="ce15" office:value-type="string" calcext:value-type="string">
            <text:p>Err2K</text:p>
          </table:table-cell>
          <table:table-cell table:style-name="ce17" office:value-type="string" calcext:value-type="string">
            <text:p>EOC</text:p>
          </table:table-cell>
          <table:table-cell table:style-name="ce15" office:value-type="string" calcext:value-type="string">
            <text:p>ErrMaxK</text:p>
          </table:table-cell>
          <table:table-cell table:style-name="ce17" office:value-type="string" calcext:value-type="string">
            <text:p>EOC</text:p>
          </table:table-cell>
          <table:table-cell table:style-name="ce15" office:value-type="string" calcext:value-type="string">
            <text:p>Err2H</text:p>
          </table:table-cell>
          <table:table-cell table:style-name="ce17" office:value-type="string" calcext:value-type="string">
            <text:p>EOC</text:p>
          </table:table-cell>
          <table:table-cell table:style-name="ce15" office:value-type="string" calcext:value-type="string">
            <text:p>ErrMaxH</text:p>
          </table:table-cell>
          <table:table-cell table:style-name="ce17" office:value-type="string" calcext:value-type="string">
            <text:p>EOC</text:p>
          </table:table-cell>
          <table:table-cell table:style-name="ce15" office:value-type="string" calcext:value-type="string" table:number-columns-spanned="3" table:number-rows-spanned="1">
            <text:p>Bem.</text:p>
          </table:table-cell>
          <table:covered-table-cell table:number-columns-repeated="2" table:style-name="ce17"/>
          <table:table-cell table:number-columns-repeated="1012"/>
        </table:table-row>
        <table:table-row table:style-name="ro3">
          <table:table-cell office:value-type="float" office:value="0.152342" calcext:value-type="float">
            <text:p>1.523E-1</text:p>
          </table:table-cell>
          <table:table-cell office:value-type="float" office:value="0.00493378" calcext:value-type="float">
            <text:p>4.934E-3</text:p>
          </table:table-cell>
          <table:table-cell/>
          <table:table-cell office:value-type="float" office:value="0.00569487" calcext:value-type="float">
            <text:p>5.695E-3</text:p>
          </table:table-cell>
          <table:table-cell/>
          <table:table-cell office:value-type="float" office:value="0.00246999" calcext:value-type="float">
            <text:p>2.470E-3</text:p>
          </table:table-cell>
          <table:table-cell/>
          <table:table-cell office:value-type="float" office:value="0.0028515" calcext:value-type="float">
            <text:p>2.852E-3</text:p>
          </table:table-cell>
          <table:table-cell/>
          <table:table-cell office:value-type="string" calcext:value-type="string">
            <text:p>1k</text:p>
          </table:table-cell>
          <table:table-cell table:number-columns-repeated="1014"/>
        </table:table-row>
        <table:table-row table:style-name="ro3">
          <table:table-cell office:value-type="float" office:value="0.108972" calcext:value-type="float">
            <text:p>1.090E-1</text:p>
          </table:table-cell>
          <table:table-cell office:value-type="float" office:value="0.00252713" calcext:value-type="float">
            <text:p>2.527E-3</text:p>
          </table:table-cell>
          <table:table-cell table:formula="of:=LOG([.B15]/[.B16])/LOG([.$A15]/[.$A16])" office:value-type="float" office:value="1.99685738398068" calcext:value-type="float">
            <text:p>1.997E+0</text:p>
          </table:table-cell>
          <table:table-cell office:value-type="float" office:value="0.00294033" calcext:value-type="float">
            <text:p>2.940E-3</text:p>
          </table:table-cell>
          <table:table-cell table:formula="of:=LOG([.D15]/[.D16])/LOG([.$A15]/[.$A16])" office:value-type="float" office:value="1.97304745606165" calcext:value-type="float">
            <text:p>1.973E+0</text:p>
          </table:table-cell>
          <table:table-cell office:value-type="float" office:value="0.00126438" calcext:value-type="float">
            <text:p>1.264E-3</text:p>
          </table:table-cell>
          <table:table-cell table:formula="of:=LOG([.F15]/[.F16])/LOG([.$A15]/[.$A16])" office:value-type="float" office:value="1.99868124668127" calcext:value-type="float">
            <text:p>1.999E+0</text:p>
          </table:table-cell>
          <table:table-cell office:value-type="float" office:value="0.00147125" calcext:value-type="float">
            <text:p>1.471E-3</text:p>
          </table:table-cell>
          <table:table-cell table:formula="of:=LOG([.H15]/[.H16])/LOG([.$A15]/[.$A16])" office:value-type="float" office:value="1.97510347471975" calcext:value-type="float">
            <text:p>1.975E+0</text:p>
          </table:table-cell>
          <table:table-cell office:value-type="string" calcext:value-type="string">
            <text:p>2k</text:p>
          </table:table-cell>
          <table:table-cell table:number-columns-repeated="1014"/>
        </table:table-row>
        <table:table-row table:style-name="ro3">
          <table:table-cell office:value-type="float" office:value="0.0663925" calcext:value-type="float">
            <text:p>6.639E-2</text:p>
          </table:table-cell>
          <table:table-cell office:value-type="float" office:value="0.000938942" calcext:value-type="float">
            <text:p>9.389E-4</text:p>
          </table:table-cell>
          <table:table-cell table:formula="of:=LOG([.B16]/[.B17])/LOG([.$A16]/[.$A17])" office:value-type="float" office:value="1.99812737329608" calcext:value-type="float">
            <text:p>1.998E+0</text:p>
          </table:table-cell>
          <table:table-cell office:value-type="float" office:value="0.00109806" calcext:value-type="float">
            <text:p>1.098E-3</text:p>
          </table:table-cell>
          <table:table-cell table:formula="of:=LOG([.D16]/[.D17])/LOG([.$A16]/[.$A17])" office:value-type="float" office:value="1.98781670403229" calcext:value-type="float">
            <text:p>1.988E+0</text:p>
          </table:table-cell>
          <table:table-cell office:value-type="float" office:value="0.000469583" calcext:value-type="float">
            <text:p>4.696E-4</text:p>
          </table:table-cell>
          <table:table-cell table:formula="of:=LOG([.F16]/[.F17])/LOG([.$A16]/[.$A17])" office:value-type="float" office:value="1.99894725011741" calcext:value-type="float">
            <text:p>1.999E+0</text:p>
          </table:table-cell>
          <table:table-cell office:value-type="float" office:value="0.00054918" calcext:value-type="float">
            <text:p>5.492E-4</text:p>
          </table:table-cell>
          <table:table-cell table:formula="of:=LOG([.H16]/[.H17])/LOG([.$A16]/[.$A17])" office:value-type="float" office:value="1.98875426601423" calcext:value-type="float">
            <text:p>1.989E+0</text:p>
          </table:table-cell>
          <table:table-cell office:value-type="string" calcext:value-type="string">
            <text:p>5k</text:p>
          </table:table-cell>
          <table:table-cell table:number-columns-repeated="1014"/>
        </table:table-row>
        <table:table-row table:style-name="ro3">
          <table:table-cell office:value-type="float" office:value="0.0477329" calcext:value-type="float">
            <text:p>4.773E-2</text:p>
          </table:table-cell>
          <table:table-cell office:value-type="float" office:value="0.000485466" calcext:value-type="float">
            <text:p>4.855E-4</text:p>
          </table:table-cell>
          <table:table-cell table:formula="of:=LOG([.B17]/[.B18])/LOG([.$A17]/[.$A18])" office:value-type="float" office:value="1.99914546139409" calcext:value-type="float">
            <text:p>1.999E+0</text:p>
          </table:table-cell>
          <table:table-cell office:value-type="float" office:value="0.000568542" calcext:value-type="float">
            <text:p>5.685E-4</text:p>
          </table:table-cell>
          <table:table-cell table:formula="of:=LOG([.D17]/[.D18])/LOG([.$A17]/[.$A18])" office:value-type="float" office:value="1.99484383400734" calcext:value-type="float">
            <text:p>1.995E+0</text:p>
          </table:table-cell>
          <table:table-cell office:value-type="float" office:value="0.000242763" calcext:value-type="float">
            <text:p>2.428E-4</text:p>
          </table:table-cell>
          <table:table-cell table:formula="of:=LOG([.F17]/[.F18])/LOG([.$A17]/[.$A18])" office:value-type="float" office:value="1.99949384260087" calcext:value-type="float">
            <text:p>1.999E+0</text:p>
          </table:table-cell>
          <table:table-cell office:value-type="float" office:value="0.000284312" calcext:value-type="float">
            <text:p>2.843E-4</text:p>
          </table:table-cell>
          <table:table-cell table:formula="of:=LOG([.H17]/[.H18])/LOG([.$A17]/[.$A18])" office:value-type="float" office:value="1.99523464614815" calcext:value-type="float">
            <text:p>1.995E+0</text:p>
          </table:table-cell>
          <table:table-cell office:value-type="string" calcext:value-type="string">
            <text:p>10k</text:p>
          </table:table-cell>
          <table:table-cell table:number-columns-repeated="1014"/>
        </table:table-row>
        <table:table-row table:style-name="ro3">
          <table:table-cell office:value-type="float" office:value="0.0305541" calcext:value-type="float">
            <text:p>3.055E-2</text:p>
          </table:table-cell>
          <table:table-cell office:value-type="float" office:value="0.000198956" calcext:value-type="float">
            <text:p>1.990E-4</text:p>
          </table:table-cell>
          <table:table-cell table:formula="of:=LOG([.B18]/[.B19])/LOG([.$A18]/[.$A19])" office:value-type="float" office:value="1.99951033594015" calcext:value-type="float">
            <text:p>2.000E+0</text:p>
          </table:table-cell>
          <table:table-cell office:value-type="float" office:value="0.000233215" calcext:value-type="float">
            <text:p>2.332E-4</text:p>
          </table:table-cell>
          <table:table-cell table:formula="of:=LOG([.D18]/[.D19])/LOG([.$A18]/[.$A19])" office:value-type="float" office:value="1.99746796768215" calcext:value-type="float">
            <text:p>1.997E+0</text:p>
          </table:table-cell>
          <table:table-cell office:value-type="float" office:value="0.0000994829" calcext:value-type="float">
            <text:p>9.948E-5</text:p>
          </table:table-cell>
          <table:table-cell table:formula="of:=LOG([.F18]/[.F19])/LOG([.$A18]/[.$A19])" office:value-type="float" office:value="1.99967694741094" calcext:value-type="float">
            <text:p>2.000E+0</text:p>
          </table:table-cell>
          <table:table-cell office:value-type="float" office:value="0.000116614" calcext:value-type="float">
            <text:p>1.166E-4</text:p>
          </table:table-cell>
          <table:table-cell table:formula="of:=LOG([.H18]/[.H19])/LOG([.$A18]/[.$A19])" office:value-type="float" office:value="1.99766629273257" calcext:value-type="float">
            <text:p>1.998E+0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3">
          <table:table-cell office:value-type="float" office:value="0.0215183" calcext:value-type="float">
            <text:p>2.152E-2</text:p>
          </table:table-cell>
          <table:table-cell office:value-type="float" office:value="0.0000986882" calcext:value-type="float">
            <text:p>9.869E-5</text:p>
          </table:table-cell>
          <table:table-cell table:formula="of:=LOG([.B19]/[.B20])/LOG([.$A19]/[.$A20])" office:value-type="float" office:value="1.99979467992763" calcext:value-type="float">
            <text:p>2.000E+0</text:p>
          </table:table-cell>
          <table:table-cell office:value-type="float" office:value="0.000115729" calcext:value-type="float">
            <text:p>1.157E-4</text:p>
          </table:table-cell>
          <table:table-cell table:formula="of:=LOG([.D19]/[.D20])/LOG([.$A19]/[.$A20])" office:value-type="float" office:value="1.99862870313514" calcext:value-type="float">
            <text:p>1.999E+0</text:p>
          </table:table-cell>
          <table:table-cell office:value-type="float" office:value="0.0000493454" calcext:value-type="float">
            <text:p>4.935E-5</text:p>
          </table:table-cell>
          <table:table-cell table:formula="of:=LOG([.F19]/[.F20])/LOG([.$A19]/[.$A20])" office:value-type="float" office:value="1.99986002782169" calcext:value-type="float">
            <text:p>2.000E+0</text:p>
          </table:table-cell>
          <table:table-cell office:value-type="float" office:value="0.0000578662" calcext:value-type="float">
            <text:p>5.787E-5</text:p>
          </table:table-cell>
          <table:table-cell table:formula="of:=LOG([.H19]/[.H20])/LOG([.$A19]/[.$A20])" office:value-type="float" office:value="1.99870389656886" calcext:value-type="float">
            <text:p>1.999E+0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3">
          <table:table-cell office:value-type="float" office:value="0.0152791" calcext:value-type="float">
            <text:p>1.528E-2</text:p>
          </table:table-cell>
          <table:table-cell office:value-type="float" office:value="0.0000497536" calcext:value-type="float">
            <text:p>4.975E-5</text:p>
          </table:table-cell>
          <table:table-cell table:formula="of:=LOG([.B20]/[.B21])/LOG([.$A20]/[.$A21])" office:value-type="float" office:value="2.00013683127264" calcext:value-type="float">
            <text:p>2.000E+0</text:p>
          </table:table-cell>
          <table:table-cell office:value-type="float" office:value="0.0000583465" calcext:value-type="float">
            <text:p>5.835E-5</text:p>
          </table:table-cell>
          <table:table-cell table:formula="of:=LOG([.D20]/[.D21])/LOG([.$A20]/[.$A21])" office:value-type="float" office:value="2.0000472175383" calcext:value-type="float">
            <text:p>2.000E+0</text:p>
          </table:table-cell>
          <table:table-cell office:value-type="float" office:value="0.0000248771" calcext:value-type="float">
            <text:p>2.488E-5</text:p>
          </table:table-cell>
          <table:table-cell table:formula="of:=LOG([.F20]/[.F21])/LOG([.$A20]/[.$A21])" office:value-type="float" office:value="2.00017855193127" calcext:value-type="float">
            <text:p>2.000E+0</text:p>
          </table:table-cell>
          <table:table-cell office:value-type="float" office:value="0.0000291737" calcext:value-type="float">
            <text:p>2.917E-5</text:p>
          </table:table-cell>
          <table:table-cell table:formula="of:=LOG([.H20]/[.H21])/LOG([.$A20]/[.$A21])" office:value-type="float" office:value="2.00008796768515" calcext:value-type="float">
            <text:p>2.000E+0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3">
          <table:table-cell office:value-type="float" office:value="0.00967015" calcext:value-type="float">
            <text:p>9.670E-3</text:p>
          </table:table-cell>
          <table:table-cell office:value-type="float" office:value="0.0000199314" calcext:value-type="float">
            <text:p>1.993E-5</text:p>
          </table:table-cell>
          <table:table-cell table:formula="of:=LOG([.B21]/[.B22])/LOG([.$A21]/[.$A22])" office:value-type="float" office:value="1.99978647501738" calcext:value-type="float">
            <text:p>2.000E+0</text:p>
          </table:table-cell>
          <table:table-cell office:value-type="float" office:value="0.0000233761" calcext:value-type="float">
            <text:p>2.338E-5</text:p>
          </table:table-cell>
          <table:table-cell table:formula="of:=LOG([.D21]/[.D22])/LOG([.$A21]/[.$A22])" office:value-type="float" office:value="1.99956523607604" calcext:value-type="float">
            <text:p>2.000E+0</text:p>
          </table:table-cell>
          <table:table-cell office:value-type="float" office:value="0.00000996574" calcext:value-type="float">
            <text:p>9.966E-6</text:p>
          </table:table-cell>
          <table:table-cell table:formula="of:=LOG([.F21]/[.F22])/LOG([.$A21]/[.$A22])" office:value-type="float" office:value="1.99980406324917" calcext:value-type="float">
            <text:p>2.000E+0</text:p>
          </table:table-cell>
          <table:table-cell office:value-type="float" office:value="0.0000116881" calcext:value-type="float">
            <text:p>1.169E-5</text:p>
          </table:table-cell>
          <table:table-cell table:formula="of:=LOG([.H21]/[.H22])/LOG([.$A21]/[.$A22])" office:value-type="float" office:value="1.99958960442203" calcext:value-type="float">
            <text:p>2.000E+0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eineB" table:style-name="ta1">
        <table:table-column table:style-name="co1" table:number-columns-repeated="10" table:default-cell-style-name="ce2"/>
        <table:table-column table:style-name="co3" table:default-cell-style-name="ce2"/>
        <table:table-column table:style-name="co1" table:number-columns-repeated="1013" table:default-cell-style-name="ce2"/>
        <table:table-row table:style-name="ro1">
          <table:table-cell table:style-name="ce1"/>
          <table:table-cell table:style-name="ce1" office:value-type="string" calcext:value-type="string" table:number-columns-spanned="4" table:number-rows-spanned="1">
            <text:p>Gauss-Bonnet</text:p>
          </table:table-cell>
          <table:covered-table-cell table:style-name="ce10"/>
          <table:covered-table-cell table:style-name="ce1"/>
          <table:covered-table-cell table:style-name="ce10"/>
          <table:table-cell table:style-name="ce1" office:value-type="string" calcext:value-type="string" table:number-columns-spanned="4" table:number-rows-spanned="1">
            <text:p>Laplace(X)</text:p>
          </table:table-cell>
          <table:covered-table-cell table:style-name="ce10"/>
          <table:covered-table-cell table:style-name="ce1"/>
          <table:covered-table-cell table:style-name="ce10"/>
          <table:table-cell table:style-name="ce1"/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Err2K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>
            <text:p>ErrMaxK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>
            <text:p>Err2H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>
            <text:p>ErrMaxH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 table:style-name="ce10"/>
          <table:table-cell table:number-columns-repeated="1012"/>
        </table:table-row>
        <table:table-row table:style-name="ro2">
          <table:table-cell office:value-type="float" office:value="0.413931" calcext:value-type="float">
            <text:p>0.413931</text:p>
          </table:table-cell>
          <table:table-cell office:value-type="float" office:value="1.91607" calcext:value-type="float">
            <text:p>1.91607</text:p>
          </table:table-cell>
          <table:table-cell/>
          <table:table-cell office:value-type="float" office:value="3.24383" calcext:value-type="float">
            <text:p>3.24383</text:p>
          </table:table-cell>
          <table:table-cell/>
          <table:table-cell office:value-type="float" office:value="0.530783" calcext:value-type="float">
            <text:p>0.530783</text:p>
          </table:table-cell>
          <table:table-cell/>
          <table:table-cell office:value-type="float" office:value="0.799057" calcext:value-type="float">
            <text:p>0.799057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2">
          <table:table-cell office:value-type="float" office:value="0.339603" calcext:value-type="float">
            <text:p>0.339603</text:p>
          </table:table-cell>
          <table:table-cell office:value-type="float" office:value="1.87001" calcext:value-type="float">
            <text:p>1.87001</text:p>
          </table:table-cell>
          <table:table-cell table:formula="of:=LOG([.B3]/[.B4])/LOG([.$A3]/[.$A4])" office:value-type="float" office:value="0.122939512909169" calcext:value-type="float">
            <text:p>0.1229395129</text:p>
          </table:table-cell>
          <table:table-cell office:value-type="float" office:value="4.19967" calcext:value-type="float">
            <text:p>4.19967</text:p>
          </table:table-cell>
          <table:table-cell table:formula="of:=LOG([.D3]/[.D4])/LOG([.$A3]/[.$A4])" office:value-type="float" office:value="-1.30481307725712" calcext:value-type="float">
            <text:p>-1.3048130773</text:p>
          </table:table-cell>
          <table:table-cell office:value-type="float" office:value="0.476446" calcext:value-type="float">
            <text:p>0.476446</text:p>
          </table:table-cell>
          <table:table-cell table:formula="of:=LOG([.F3]/[.F4])/LOG([.$A3]/[.$A4])" office:value-type="float" office:value="0.545663856377887" calcext:value-type="float">
            <text:p>0.5456638564</text:p>
          </table:table-cell>
          <table:table-cell office:value-type="float" office:value="0.669013" calcext:value-type="float">
            <text:p>0.669013</text:p>
          </table:table-cell>
          <table:table-cell table:formula="of:=LOG([.H3]/[.H4])/LOG([.$A3]/[.$A4])" office:value-type="float" office:value="0.897468629196223" calcext:value-type="float">
            <text:p>0.8974686292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2">
          <table:table-cell office:value-type="float" office:value="0.257294" calcext:value-type="float">
            <text:p>0.257294</text:p>
          </table:table-cell>
          <table:table-cell office:value-type="float" office:value="1.88656" calcext:value-type="float">
            <text:p>1.88656</text:p>
          </table:table-cell>
          <table:table-cell table:formula="of:=LOG([.B4]/[.B5])/LOG([.$A4]/[.$A5])" office:value-type="float" office:value="-0.0317457610433601" calcext:value-type="float">
            <text:p>-0.031745761</text:p>
          </table:table-cell>
          <table:table-cell office:value-type="float" office:value="3.20761" calcext:value-type="float">
            <text:p>3.20761</text:p>
          </table:table-cell>
          <table:table-cell table:formula="of:=LOG([.D4]/[.D5])/LOG([.$A4]/[.$A5])" office:value-type="float" office:value="0.970895984250067" calcext:value-type="float">
            <text:p>0.9708959843</text:p>
          </table:table-cell>
          <table:table-cell office:value-type="float" office:value="0.39446" calcext:value-type="float">
            <text:p>0.39446</text:p>
          </table:table-cell>
          <table:table-cell table:formula="of:=LOG([.F4]/[.F5])/LOG([.$A4]/[.$A5])" office:value-type="float" office:value="0.680350504380288" calcext:value-type="float">
            <text:p>0.6803505044</text:p>
          </table:table-cell>
          <table:table-cell office:value-type="float" office:value="0.650077" calcext:value-type="float">
            <text:p>0.650077</text:p>
          </table:table-cell>
          <table:table-cell table:formula="of:=LOG([.H4]/[.H5])/LOG([.$A4]/[.$A5])" office:value-type="float" office:value="0.103447517496834" calcext:value-type="float">
            <text:p>0.1034475175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2">
          <table:table-cell office:value-type="float" office:value="0.109466" calcext:value-type="float">
            <text:p>0.109466</text:p>
          </table:table-cell>
          <table:table-cell office:value-type="float" office:value="0.442296" calcext:value-type="float">
            <text:p>0.442296</text:p>
          </table:table-cell>
          <table:table-cell table:formula="of:=LOG([.B5]/[.B6])/LOG([.$A5]/[.$A6])" office:value-type="float" office:value="1.69731082981166" calcext:value-type="float">
            <text:p>1.6973108298</text:p>
          </table:table-cell>
          <table:table-cell office:value-type="float" office:value="0.669981" calcext:value-type="float">
            <text:p>0.669981</text:p>
          </table:table-cell>
          <table:table-cell table:formula="of:=LOG([.D5]/[.D6])/LOG([.$A5]/[.$A6])" office:value-type="float" office:value="1.83246213351322" calcext:value-type="float">
            <text:p>1.8324621335</text:p>
          </table:table-cell>
          <table:table-cell office:value-type="float" office:value="0.118466" calcext:value-type="float">
            <text:p>0.118466</text:p>
          </table:table-cell>
          <table:table-cell table:formula="of:=LOG([.F5]/[.F6])/LOG([.$A5]/[.$A6])" office:value-type="float" office:value="1.40754053244499" calcext:value-type="float">
            <text:p>1.4075405324</text:p>
          </table:table-cell>
          <table:table-cell office:value-type="float" office:value="0.230836" calcext:value-type="float">
            <text:p>0.230836</text:p>
          </table:table-cell>
          <table:table-cell table:formula="of:=LOG([.H5]/[.H6])/LOG([.$A5]/[.$A6])" office:value-type="float" office:value="1.21153378426451" calcext:value-type="float">
            <text:p>1.2115337843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2">
          <table:table-cell office:value-type="float" office:value="0.078606" calcext:value-type="float">
            <text:p>0.078606</text:p>
          </table:table-cell>
          <table:table-cell office:value-type="float" office:value="0.175345" calcext:value-type="float">
            <text:p>0.175345</text:p>
          </table:table-cell>
          <table:table-cell table:formula="of:=LOG([.B6]/[.B7])/LOG([.$A6]/[.$A7])" office:value-type="float" office:value="2.79383745133293" calcext:value-type="float">
            <text:p>2.7938374513</text:p>
          </table:table-cell>
          <table:table-cell office:value-type="float" office:value="0.279146" calcext:value-type="float">
            <text:p>0.279146</text:p>
          </table:table-cell>
          <table:table-cell table:formula="of:=LOG([.D6]/[.D7])/LOG([.$A6]/[.$A7])" office:value-type="float" office:value="2.64373305313431" calcext:value-type="float">
            <text:p>2.6437330531</text:p>
          </table:table-cell>
          <table:table-cell office:value-type="float" office:value="0.0876177" calcext:value-type="float">
            <text:p>0.0876177</text:p>
          </table:table-cell>
          <table:table-cell table:formula="of:=LOG([.F6]/[.F7])/LOG([.$A6]/[.$A7])" office:value-type="float" office:value="0.910851349144734" calcext:value-type="float">
            <text:p>0.9108513491</text:p>
          </table:table-cell>
          <table:table-cell office:value-type="float" office:value="0.15406" calcext:value-type="float">
            <text:p>0.15406</text:p>
          </table:table-cell>
          <table:table-cell table:formula="of:=LOG([.H6]/[.H7])/LOG([.$A6]/[.$A7])" office:value-type="float" office:value="1.22103538958233" calcext:value-type="float">
            <text:p>1.2210353896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2">
          <table:table-cell office:value-type="float" office:value="0.0598497" calcext:value-type="float">
            <text:p>0.0598497</text:p>
          </table:table-cell>
          <table:table-cell office:value-type="float" office:value="0.104381" calcext:value-type="float">
            <text:p>0.104381</text:p>
          </table:table-cell>
          <table:table-cell table:formula="of:=LOG([.B7]/[.B8])/LOG([.$A7]/[.$A8])" office:value-type="float" office:value="1.90273550579165" calcext:value-type="float">
            <text:p>1.9027355058</text:p>
          </table:table-cell>
          <table:table-cell office:value-type="float" office:value="0.186159" calcext:value-type="float">
            <text:p>0.186159</text:p>
          </table:table-cell>
          <table:table-cell table:formula="of:=LOG([.D7]/[.D8])/LOG([.$A7]/[.$A8])" office:value-type="float" office:value="1.48612082521068" calcext:value-type="float">
            <text:p>1.4861208252</text:p>
          </table:table-cell>
          <table:table-cell office:value-type="float" office:value="0.0802046" calcext:value-type="float">
            <text:p>0.0802046</text:p>
          </table:table-cell>
          <table:table-cell table:formula="of:=LOG([.F7]/[.F8])/LOG([.$A7]/[.$A8])" office:value-type="float" office:value="0.324278784521351" calcext:value-type="float">
            <text:p>0.3242787845</text:p>
          </table:table-cell>
          <table:table-cell office:value-type="float" office:value="0.131042" calcext:value-type="float">
            <text:p>0.131042</text:p>
          </table:table-cell>
          <table:table-cell table:formula="of:=LOG([.H7]/[.H8])/LOG([.$A7]/[.$A8])" office:value-type="float" office:value="0.59360734004088" calcext:value-type="float">
            <text:p>0.59360734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2">
          <table:table-cell office:value-type="float" office:value="0.0390528" calcext:value-type="float">
            <text:p>0.0390528</text:p>
          </table:table-cell>
          <table:table-cell office:value-type="float" office:value="0.0517547" calcext:value-type="float">
            <text:p>0.0517547</text:p>
          </table:table-cell>
          <table:table-cell table:formula="of:=LOG([.B8]/[.B9])/LOG([.$A8]/[.$A9])" office:value-type="float" office:value="1.64323383565996" calcext:value-type="float">
            <text:p>1.6432338357</text:p>
          </table:table-cell>
          <table:table-cell office:value-type="float" office:value="0.103139" calcext:value-type="float">
            <text:p>0.103139</text:p>
          </table:table-cell>
          <table:table-cell table:formula="of:=LOG([.D8]/[.D9])/LOG([.$A8]/[.$A9])" office:value-type="float" office:value="1.3832123237523" calcext:value-type="float">
            <text:p>1.3832123238</text:p>
          </table:table-cell>
          <table:table-cell office:value-type="float" office:value="0.0747625" calcext:value-type="float">
            <text:p>0.0747625</text:p>
          </table:table-cell>
          <table:table-cell table:formula="of:=LOG([.F8]/[.F9])/LOG([.$A8]/[.$A9])" office:value-type="float" office:value="0.164583866228564" calcext:value-type="float">
            <text:p>0.1645838662</text:p>
          </table:table-cell>
          <table:table-cell office:value-type="float" office:value="0.0837353" calcext:value-type="float">
            <text:p>0.0837353</text:p>
          </table:table-cell>
          <table:table-cell table:formula="of:=LOG([.H8]/[.H9])/LOG([.$A8]/[.$A9])" office:value-type="float" office:value="1.04903803153992" calcext:value-type="float">
            <text:p>1.0490380315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Weingarten:</text:p>
          </table:table-cell>
          <table:table-cell table:style-name="ce1" office:value-type="string" calcext:value-type="string" table:number-columns-spanned="4" table:number-rows-spanned="1">
            <text:p>k1 * k2</text:p>
          </table:table-cell>
          <table:covered-table-cell table:number-columns-repeated="3" table:style-name="ce10"/>
          <table:table-cell table:style-name="ce1" office:value-type="string" calcext:value-type="string" table:number-columns-spanned="4" table:number-rows-spanned="1">
            <text:p>0.5 * (k1 + k2)</text:p>
          </table:table-cell>
          <table:covered-table-cell table:number-columns-repeated="3" table:style-name="ce10"/>
          <table:table-cell table:style-name="ce10"/>
          <table:table-cell table:number-columns-repeated="1014"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Err2K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>
            <text:p>ErrMaxK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>
            <text:p>Err2H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>
            <text:p>ErrMaxH</text:p>
          </table:table-cell>
          <table:table-cell table:style-name="ce10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2">
          <table:table-cell office:value-type="float" office:value="0.413931" calcext:value-type="float">
            <text:p>0.413931</text:p>
          </table:table-cell>
          <table:table-cell office:value-type="float" office:value="0.982034" calcext:value-type="float">
            <text:p>0.982034</text:p>
          </table:table-cell>
          <table:table-cell/>
          <table:table-cell office:value-type="float" office:value="1.23607" calcext:value-type="float">
            <text:p>1.23607</text:p>
          </table:table-cell>
          <table:table-cell/>
          <table:table-cell office:value-type="float" office:value="0.393089" calcext:value-type="float">
            <text:p>0.393089</text:p>
          </table:table-cell>
          <table:table-cell/>
          <table:table-cell office:value-type="float" office:value="0.509194" calcext:value-type="float">
            <text:p>0.509194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2">
          <table:table-cell office:value-type="float" office:value="0.339603" calcext:value-type="float">
            <text:p>0.339603</text:p>
          </table:table-cell>
          <table:table-cell office:value-type="float" office:value="1.02187" calcext:value-type="float">
            <text:p>1.02187</text:p>
          </table:table-cell>
          <table:table-cell table:formula="of:=LOG([.B14]/[.B15])/LOG([.$A14]/[.$A15])" office:value-type="float" office:value="-0.200905554411493" calcext:value-type="float">
            <text:p>-0.2009055544</text:p>
          </table:table-cell>
          <table:table-cell office:value-type="float" office:value="1.51209" calcext:value-type="float">
            <text:p>1.51209</text:p>
          </table:table-cell>
          <table:table-cell table:formula="of:=LOG([.D14]/[.D15])/LOG([.$A14]/[.$A15])" office:value-type="float" office:value="-1.01835977314663" calcext:value-type="float">
            <text:p>-1.0183597731</text:p>
          </table:table-cell>
          <table:table-cell office:value-type="float" office:value="0.35968" calcext:value-type="float">
            <text:p>0.35968</text:p>
          </table:table-cell>
          <table:table-cell table:formula="of:=LOG([.F14]/[.F15])/LOG([.$A14]/[.$A15])" office:value-type="float" office:value="0.448769211350964" calcext:value-type="float">
            <text:p>0.4487692114</text:p>
          </table:table-cell>
          <table:table-cell office:value-type="float" office:value="0.45445" calcext:value-type="float">
            <text:p>0.45445</text:p>
          </table:table-cell>
          <table:table-cell table:formula="of:=LOG([.H14]/[.H15])/LOG([.$A14]/[.$A15])" office:value-type="float" office:value="0.574676812160135" calcext:value-type="float">
            <text:p>0.5746768122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2">
          <table:table-cell office:value-type="float" office:value="0.257294" calcext:value-type="float">
            <text:p>0.257294</text:p>
          </table:table-cell>
          <table:table-cell office:value-type="float" office:value="0.883386" calcext:value-type="float">
            <text:p>0.883386</text:p>
          </table:table-cell>
          <table:table-cell table:formula="of:=LOG([.B15]/[.B16])/LOG([.$A15]/[.$A16])" office:value-type="float" office:value="0.524673648358762" calcext:value-type="float">
            <text:p>0.5246736484</text:p>
          </table:table-cell>
          <table:table-cell office:value-type="float" office:value="0.938907" calcext:value-type="float">
            <text:p>0.938907</text:p>
          </table:table-cell>
          <table:table-cell table:formula="of:=LOG([.D15]/[.D16])/LOG([.$A15]/[.$A16])" office:value-type="float" office:value="1.71687300539847" calcext:value-type="float">
            <text:p>1.7168730054</text:p>
          </table:table-cell>
          <table:table-cell office:value-type="float" office:value="0.288263" calcext:value-type="float">
            <text:p>0.288263</text:p>
          </table:table-cell>
          <table:table-cell table:formula="of:=LOG([.F15]/[.F16])/LOG([.$A15]/[.$A16])" office:value-type="float" office:value="0.797460633092547" calcext:value-type="float">
            <text:p>0.7974606331</text:p>
          </table:table-cell>
          <table:table-cell office:value-type="float" office:value="0.373892" calcext:value-type="float">
            <text:p>0.373892</text:p>
          </table:table-cell>
          <table:table-cell table:formula="of:=LOG([.H15]/[.H16])/LOG([.$A15]/[.$A16])" office:value-type="float" office:value="0.702991768814279" calcext:value-type="float">
            <text:p>0.7029917688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löst Geometrie nicht auf</text:p>
          </table:table-cell>
          <table:table-cell table:number-columns-repeated="1013"/>
        </table:table-row>
        <table:table-row table:style-name="ro2">
          <table:table-cell office:value-type="float" office:value="0.109466" calcext:value-type="float">
            <text:p>0.109466</text:p>
          </table:table-cell>
          <table:table-cell office:value-type="float" office:value="0.221166" calcext:value-type="float">
            <text:p>0.221166</text:p>
          </table:table-cell>
          <table:table-cell table:formula="of:=LOG([.B16]/[.B17])/LOG([.$A16]/[.$A17])" office:value-type="float" office:value="1.62045395277171" calcext:value-type="float">
            <text:p>1.6204539528</text:p>
          </table:table-cell>
          <table:table-cell office:value-type="float" office:value="0.480776" calcext:value-type="float">
            <text:p>0.480776</text:p>
          </table:table-cell>
          <table:table-cell table:formula="of:=LOG([.D16]/[.D17])/LOG([.$A16]/[.$A17])" office:value-type="float" office:value="0.783185978791435" calcext:value-type="float">
            <text:p>0.7831859788</text:p>
          </table:table-cell>
          <table:table-cell office:value-type="float" office:value="0.110784" calcext:value-type="float">
            <text:p>0.110784</text:p>
          </table:table-cell>
          <table:table-cell table:formula="of:=LOG([.F16]/[.F17])/LOG([.$A16]/[.$A17])" office:value-type="float" office:value="1.11898532001206" calcext:value-type="float">
            <text:p>1.11898532</text:p>
          </table:table-cell>
          <table:table-cell office:value-type="float" office:value="0.358541" calcext:value-type="float">
            <text:p>0.358541</text:p>
          </table:table-cell>
          <table:table-cell table:formula="of:=LOG([.H16]/[.H17])/LOG([.$A16]/[.$A17])" office:value-type="float" office:value="0.0490565197568479" calcext:value-type="float">
            <text:p>0.0490565198</text:p>
          </table:table-cell>
          <table:table-cell office:value-type="string" calcext:value-type="string">
            <text:p>25k</text:p>
          </table:table-cell>
          <table:table-cell table:number-columns-repeated="1014"/>
        </table:table-row>
        <table:table-row table:style-name="ro2">
          <table:table-cell office:value-type="float" office:value="0.078606" calcext:value-type="float">
            <text:p>0.078606</text:p>
          </table:table-cell>
          <table:table-cell office:value-type="float" office:value="0.225455" calcext:value-type="float">
            <text:p>0.225455</text:p>
          </table:table-cell>
          <table:table-cell table:formula="of:=LOG([.B17]/[.B18])/LOG([.$A17]/[.$A18])" office:value-type="float" office:value="-0.0579982053025706" calcext:value-type="float">
            <text:p>-0.0579982053</text:p>
          </table:table-cell>
          <table:table-cell office:value-type="float" office:value="0.432235" calcext:value-type="float">
            <text:p>0.432235</text:p>
          </table:table-cell>
          <table:table-cell table:formula="of:=LOG([.D17]/[.D18])/LOG([.$A17]/[.$A18])" office:value-type="float" office:value="0.321385813037972" calcext:value-type="float">
            <text:p>0.321385813</text:p>
          </table:table-cell>
          <table:table-cell office:value-type="float" office:value="0.101324" calcext:value-type="float">
            <text:p>0.101324</text:p>
          </table:table-cell>
          <table:table-cell table:formula="of:=LOG([.F17]/[.F18])/LOG([.$A17]/[.$A18])" office:value-type="float" office:value="0.269529678131948" calcext:value-type="float">
            <text:p>0.2695296781</text:p>
          </table:table-cell>
          <table:table-cell office:value-type="float" office:value="0.37374" calcext:value-type="float">
            <text:p>0.37374</text:p>
          </table:table-cell>
          <table:table-cell table:formula="of:=LOG([.H17]/[.H18])/LOG([.$A17]/[.$A18])" office:value-type="float" office:value="-0.125367198926883" calcext:value-type="float">
            <text:p>-0.1253671989</text:p>
          </table:table-cell>
          <table:table-cell office:value-type="string" calcext:value-type="string">
            <text:p>50k</text:p>
          </table:table-cell>
          <table:table-cell table:number-columns-repeated="1014"/>
        </table:table-row>
        <table:table-row table:style-name="ro2">
          <table:table-cell office:value-type="float" office:value="0.0598497" calcext:value-type="float">
            <text:p>0.0598497</text:p>
          </table:table-cell>
          <table:table-cell office:value-type="float" office:value="0.20954" calcext:value-type="float">
            <text:p>0.20954</text:p>
          </table:table-cell>
          <table:table-cell table:formula="of:=LOG([.B18]/[.B19])/LOG([.$A18]/[.$A19])" office:value-type="float" office:value="0.268535627567287" calcext:value-type="float">
            <text:p>0.2685356276</text:p>
          </table:table-cell>
          <table:table-cell office:value-type="float" office:value="0.434656" calcext:value-type="float">
            <text:p>0.434656</text:p>
          </table:table-cell>
          <table:table-cell table:formula="of:=LOG([.D18]/[.D19])/LOG([.$A18]/[.$A19])" office:value-type="float" office:value="-0.0204888256907034" calcext:value-type="float">
            <text:p>-0.0204888257</text:p>
          </table:table-cell>
          <table:table-cell office:value-type="float" office:value="0.0845573" calcext:value-type="float">
            <text:p>0.0845573</text:p>
          </table:table-cell>
          <table:table-cell table:formula="of:=LOG([.F18]/[.F19])/LOG([.$A18]/[.$A19])" office:value-type="float" office:value="0.66355901064083" calcext:value-type="float">
            <text:p>0.6635590106</text:p>
          </table:table-cell>
          <table:table-cell office:value-type="float" office:value="0.325855" calcext:value-type="float">
            <text:p>0.325855</text:p>
          </table:table-cell>
          <table:table-cell table:formula="of:=LOG([.H18]/[.H19])/LOG([.$A18]/[.$A19])" office:value-type="float" office:value="0.502942152285407" calcext:value-type="float">
            <text:p>0.5029421523</text:p>
          </table:table-cell>
          <table:table-cell office:value-type="string" calcext:value-type="string">
            <text:p>100k</text:p>
          </table:table-cell>
          <table:table-cell table:number-columns-repeated="1014"/>
        </table:table-row>
        <table:table-row table:style-name="ro2">
          <table:table-cell office:value-type="float" office:value="0.0390528" calcext:value-type="float">
            <text:p>0.0390528</text:p>
          </table:table-cell>
          <table:table-cell office:value-type="float" office:value="0.13965" calcext:value-type="float">
            <text:p>0.13965</text:p>
          </table:table-cell>
          <table:table-cell table:formula="of:=LOG([.B19]/[.B20])/LOG([.$A19]/[.$A20])" office:value-type="float" office:value="0.950467553668222" calcext:value-type="float">
            <text:p>0.9504675537</text:p>
          </table:table-cell>
          <table:table-cell office:value-type="float" office:value="0.304396" calcext:value-type="float">
            <text:p>0.304396</text:p>
          </table:table-cell>
          <table:table-cell table:formula="of:=LOG([.D19]/[.D20])/LOG([.$A19]/[.$A20])" office:value-type="float" office:value="0.834404316272586" calcext:value-type="float">
            <text:p>0.8344043163</text:p>
          </table:table-cell>
          <table:table-cell office:value-type="float" office:value="0.0532833" calcext:value-type="float">
            <text:p>0.0532833</text:p>
          </table:table-cell>
          <table:table-cell table:formula="of:=LOG([.F19]/[.F20])/LOG([.$A19]/[.$A20])" office:value-type="float" office:value="1.0817119283048" calcext:value-type="float">
            <text:p>1.0817119283</text:p>
          </table:table-cell>
          <table:table-cell office:value-type="float" office:value="0.222388" calcext:value-type="float">
            <text:p>0.222388</text:p>
          </table:table-cell>
          <table:table-cell table:formula="of:=LOG([.H19]/[.H20])/LOG([.$A19]/[.$A20])" office:value-type="float" office:value="0.894845038971524" calcext:value-type="float">
            <text:p>0.894845039</text:p>
          </table:table-cell>
          <table:table-cell office:value-type="string" calcext:value-type="string">
            <text:p>250k</text:p>
          </table:table-cell>
          <table:table-cell table:number-columns-repeated="1014"/>
        </table:table-row>
        <table:table-row table:style-name="ro2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120" number:language="en" number:country="US">
      <number:scientific-number number:decimal-places="5" number:min-integer-digits="1" number:min-exponent-digits="2"/>
    </number:number-style>
    <number:number-style style:name="N10121" number:language="en" number:country="US">
      <number:number number:decimal-places="8" number:min-integer-digits="1"/>
    </number:number-style>
    <number:number-style style:name="N10122" number:language="en" number:country="US">
      <number:number number:decimal-places="3" number:min-integer-digits="1"/>
    </number:number-style>
    <number:number-style style:name="N10123" number:language="en" number:country="US">
      <number:scientific-number number:decimal-places="3" number:min-integer-digits="1" number:min-exponent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0">00.00.0000</text:date>, <text:time style:data-style-name="N2" text:time-value="16:32:37.81919566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o </meta:initial-creator>
    <meta:creation-date>2014-02-27T12:55:53</meta:creation-date>
    <dc:date>2014-08-10T18:12:29.546890393</dc:date>
    <meta:editing-duration>PT23H9M18S</meta:editing-duration>
    <meta:editing-cycles>73</meta:editing-cycles>
    <meta:generator>LibreOffice/4.2.4.2$Linux_X86_64 LibreOffice_project/420m0$Build-2</meta:generator>
    <dc:creator>ingo </dc:creator>
    <meta:document-statistic meta:table-count="4" meta:cell-count="1017" meta:object-count="0"/>
  </office:meta>
</office:document-meta>
</file>